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3.242cm" fo:min-width="5.85cm" style:writing-mode="lr-tb" loext:decorative="false"/>
      <style:paragraph-properties style:writing-mode="lr-tb"/>
    </style:style>
    <style:style style:name="gr2" style:family="graphic" style:parent-style-name="standard">
      <style:graphic-properties draw:textarea-horizontal-align="justify" draw:textarea-vertical-align="middle" draw:auto-grow-height="false" fo:min-height="3.243cm" fo:min-width="5.85cm" style:writing-mode="lr-tb" loext:decorative="false"/>
      <style:paragraph-properties style:writing-mode="lr-tb"/>
    </style:style>
    <style:style style:name="gr3" style:family="graphic" style:parent-style-name="standard">
      <style:graphic-properties svg:stroke-color="#3465a4" draw:fill="solid" draw:fill-color="#b4c7dc" draw:textarea-horizontal-align="justify" draw:textarea-vertical-align="middle" draw:auto-grow-height="false" fo:min-height="1.653cm" fo:min-width="3.627cm" style:writing-mode="lr-tb" loext:decorative="false"/>
      <style:paragraph-properties style:writing-mode="lr-tb"/>
    </style:style>
    <style:style style:name="gr4" style:family="graphic" style:parent-style-name="standard">
      <style:graphic-properties draw:fill-color="#b4c7dc" draw:textarea-horizontal-align="justify" draw:textarea-vertical-align="middle" draw:auto-grow-height="false" fo:min-height="2.608cm" fo:min-width="3.627cm" style:writing-mode="lr-tb" loext:decorative="false"/>
      <style:paragraph-properties style:writing-mode="lr-tb"/>
    </style:style>
    <style:style style:name="gr5" style:family="graphic" style:parent-style-name="standard">
      <style:graphic-properties draw:fill-color="#b4c7dc" draw:textarea-horizontal-align="justify" draw:textarea-vertical-align="middle" draw:auto-grow-height="false" fo:min-height="18.165cm" fo:min-width="3.945cm" style:writing-mode="lr-tb" loext:decorative="false"/>
      <style:paragraph-properties style:writing-mode="lr-tb"/>
    </style:style>
    <style:style style:name="gr6" style:family="graphic" style:parent-style-name="standard">
      <style:graphic-properties draw:fill-color="#81aca6" draw:textarea-horizontal-align="justify" draw:textarea-vertical-align="middle" draw:auto-grow-height="false" fo:min-height="7.37cm" fo:min-width="3.945cm" style:writing-mode="lr-tb" loext:decorative="false"/>
      <style:paragraph-properties style:writing-mode="lr-tb"/>
    </style:style>
    <style:style style:name="gr7" style:family="graphic" style:parent-style-name="standard">
      <style:graphic-properties draw:fill-color="#b4c7dc" draw:textarea-horizontal-align="justify" draw:textarea-vertical-align="middle" draw:auto-grow-height="false" fo:min-height="3.242cm" fo:min-width="3.309cm" style:writing-mode="lr-tb" loext:decorative="false"/>
      <style:paragraph-properties style:writing-mode="lr-tb"/>
    </style:style>
    <style:style style:name="gr8" style:family="graphic" style:parent-style-name="standard">
      <style:graphic-properties draw:fill-color="#a1467e" draw:textarea-horizontal-align="justify" draw:textarea-vertical-align="middle" draw:auto-grow-height="false" fo:min-height="1.972cm" fo:min-width="7.437cm" style:writing-mode="lr-tb" loext:decorative="false"/>
      <style:paragraph-properties style:writing-mode="lr-tb"/>
    </style:style>
    <style:style style:name="gr9" style:family="graphic" style:parent-style-name="objectwithoutfill">
      <style:graphic-properties svg:stroke-width="0.102cm" draw:marker-start-width="0.356cm" draw:marker-end-width="0.356cm" draw:fill="none" draw:textarea-vertical-align="middle" fo:padding-top="0.176cm" fo:padding-bottom="0.176cm" fo:padding-left="0.301cm" fo:padding-right="0.301cm" loext:decorative="false"/>
    </style:style>
    <style:style style:name="gr10" style:family="graphic" style:parent-style-name="objectwithoutfill">
      <style:graphic-properties draw:stroke="dash" draw:stroke-dash="Dash_20__28_Rounded_29_" svg:stroke-width="0.102cm" draw:marker-start-width="0.356cm" draw:marker-end="Dimension_20_Line_20_Arrow" draw:marker-end-width="0.356cm" svg:stroke-linecap="round" draw:fill="none" draw:textarea-vertical-align="middle" fo:padding-top="0.176cm" fo:padding-bottom="0.176cm" fo:padding-left="0.301cm" fo:padding-right="0.301cm" loext:decorative="false"/>
    </style:style>
    <style:style style:name="gr11" style:family="graphic" style:parent-style-name="standard">
      <style:graphic-properties draw:fill="none" loext:fill-use-slide-background="false" draw:textarea-horizontal-align="justify" draw:textarea-vertical-align="middle" draw:auto-grow-height="false" fo:min-height="16.895cm" fo:min-width="13.47cm" loext:decorative="false"/>
    </style:style>
    <style:style style:name="gr12" style:family="graphic" style:parent-style-name="standard">
      <style:graphic-properties draw:stroke="none" svg:stroke-color="#000000" draw:fill="none" draw:fill-color="#ffffff" draw:auto-grow-height="true" draw:auto-grow-width="false" fo:min-height="0.712cm" loext:decorative="false"/>
      <style:paragraph-properties style:writing-mode="lr-tb"/>
    </style:style>
    <style:style style:name="gr13" style:family="graphic" style:parent-style-name="standard">
      <style:graphic-properties draw:textarea-horizontal-align="justify" draw:textarea-vertical-align="middle" draw:auto-grow-height="false" fo:min-height="1.02cm" fo:min-width="3.31cm" style:writing-mode="lr-tb" loext:decorative="false"/>
      <style:paragraph-properties style:writing-mode="lr-tb"/>
    </style:style>
    <style:style style:name="gr14" style:family="graphic" style:parent-style-name="standard">
      <style:graphic-properties draw:textarea-horizontal-align="justify" draw:textarea-vertical-align="middle" draw:auto-grow-height="false" fo:min-height="1.772cm" fo:min-width="1.522cm" style:writing-mode="lr-tb" loext:decorative="false"/>
      <style:paragraph-properties style:writing-mode="lr-tb"/>
    </style:style>
    <style:style style:name="gr15" style:family="graphic" style:parent-style-name="standard">
      <style:graphic-properties draw:textarea-horizontal-align="justify" draw:textarea-vertical-align="middle" draw:auto-grow-height="false" fo:min-height="0.385cm" fo:min-width="1.405cm" style:writing-mode="lr-tb" loext:decorative="false"/>
      <style:paragraph-properties style:writing-mode="lr-tb"/>
    </style:style>
    <style:style style:name="gr16" style:family="graphic" style:parent-style-name="standard">
      <style:graphic-properties draw:textarea-horizontal-align="justify" draw:textarea-vertical-align="middle" draw:auto-grow-height="false" fo:min-height="0.385cm" fo:min-width="3.31cm" style:writing-mode="lr-tb" loext:decorative="false"/>
      <style:paragraph-properties style:writing-mode="lr-tb"/>
    </style:style>
    <style:style style:name="gr17" style:family="graphic" style:parent-style-name="standard">
      <style:graphic-properties draw:textarea-horizontal-align="justify" draw:textarea-vertical-align="middle" draw:auto-grow-height="false" fo:min-height="0.068cm" fo:min-width="0.135cm" style:writing-mode="lr-tb" loext:decorative="false"/>
      <style:paragraph-properties style:writing-mode="lr-tb"/>
    </style:style>
    <style:style style:name="gr18" style:family="graphic" style:parent-style-name="standard">
      <style:graphic-properties draw:stroke="none" svg:stroke-color="#000000" draw:fill="none" draw:fill-color="#ffffff" draw:auto-grow-height="true" draw:auto-grow-width="false" fo:min-height="0.239cm" loext:decorative="false"/>
      <style:paragraph-properties style:writing-mode="lr-tb"/>
    </style:style>
    <style:style style:name="gr19" style:family="graphic" style:parent-style-name="standard">
      <style:graphic-properties draw:textarea-horizontal-align="justify" draw:textarea-vertical-align="middle" draw:auto-grow-height="false" fo:min-height="0.703cm" fo:min-width="2.675cm" style:writing-mode="lr-tb" loext:decorative="false"/>
      <style:paragraph-properties style:writing-mode="lr-tb"/>
    </style:style>
    <style:style style:name="gr20" style:family="graphic" style:parent-style-name="standard">
      <style:graphic-properties draw:textarea-horizontal-align="justify" draw:textarea-vertical-align="middle" draw:auto-grow-height="false" fo:min-height="0.385cm" fo:min-width="2.675cm" style:writing-mode="lr-tb" loext:decorative="false"/>
      <style:paragraph-properties style:writing-mode="lr-tb"/>
    </style:style>
    <style:style style:name="gr21" style:family="graphic" style:parent-style-name="standard">
      <style:graphic-properties svg:stroke-color="#3465a4" draw:fill="solid" draw:fill-color="#b4c7dc" draw:textarea-horizontal-align="justify" draw:textarea-vertical-align="middle" draw:auto-grow-height="false" fo:min-height="1.338cm" fo:min-width="3.627cm" style:writing-mode="lr-tb" loext:decorative="false"/>
      <style:paragraph-properties style:writing-mode="lr-tb"/>
    </style:style>
    <style:style style:name="gr22" style:family="graphic" style:parent-style-name="standard">
      <style:graphic-properties draw:fill-color="#a1467e" draw:textarea-horizontal-align="justify" draw:textarea-vertical-align="middle" draw:auto-grow-height="false" fo:min-height="1.972cm" fo:min-width="4.897cm" style:writing-mode="lr-tb" loext:decorative="false"/>
      <style:paragraph-properties style:writing-mode="lr-tb"/>
    </style:style>
    <style:style style:name="gr23" style:family="graphic" style:parent-style-name="standard">
      <style:graphic-properties draw:textarea-horizontal-align="justify" draw:textarea-vertical-align="middle" draw:auto-grow-height="false" fo:min-height="1.972cm" fo:min-width="2.04cm" style:writing-mode="lr-tb" loext:decorative="false"/>
      <style:paragraph-properties style:writing-mode="lr-tb"/>
    </style:style>
    <style:style style:name="gr24" style:family="graphic" style:parent-style-name="standard">
      <style:graphic-properties draw:textarea-horizontal-align="justify" draw:textarea-vertical-align="middle" draw:auto-grow-height="false" fo:min-height="4.83cm" fo:min-width="3.31cm" style:writing-mode="lr-tb" loext:decorative="false"/>
      <style:paragraph-properties style:writing-mode="lr-tb"/>
    </style:style>
    <style:style style:name="gr25" style:family="graphic" style:parent-style-name="standard">
      <style:graphic-properties draw:fill-color="#b4c7dc" draw:textarea-horizontal-align="justify" draw:textarea-vertical-align="middle" draw:auto-grow-height="false" fo:min-height="2.608cm" fo:min-width="3.628cm" style:writing-mode="lr-tb" loext:decorative="false"/>
      <style:paragraph-properties style:writing-mode="lr-tb"/>
    </style:style>
    <style:style style:name="P1" style:family="paragraph">
      <style:paragraph-properties fo:text-align="center"/>
    </style:style>
    <style:style style:name="P2" style:family="paragraph">
      <style:paragraph-properties fo:text-align="center" style:writing-mode="lr-tb"/>
    </style:style>
    <style:style style:name="P3" style:family="paragraph">
      <loext:graphic-properties draw:fill="solid" draw:fill-color="#b4c7dc"/>
      <style:paragraph-properties fo:text-align="center" style:writing-mode="lr-tb"/>
    </style:style>
    <style:style style:name="P4" style:family="paragraph">
      <loext:graphic-properties draw:fill-color="#b4c7dc"/>
      <style:paragraph-properties fo:text-align="center" style:writing-mode="lr-tb"/>
    </style:style>
    <style:style style:name="P5" style:family="paragraph">
      <loext:graphic-properties draw:fill-color="#81aca6"/>
      <style:paragraph-properties fo:text-align="center" style:writing-mode="lr-tb"/>
    </style:style>
    <style:style style:name="P6" style:family="paragraph">
      <loext:graphic-properties draw:fill-color="#a1467e"/>
      <style:paragraph-properties fo:text-align="center" style:writing-mode="lr-tb"/>
    </style:style>
    <style:style style:name="P7" style:family="paragraph">
      <loext:graphic-properties draw:fill="none"/>
      <style:paragraph-properties fo:text-align="center"/>
    </style:style>
    <style:style style:name="P8" style:family="paragraph">
      <loext:graphic-properties draw:fill="none" draw:fill-color="#ffffff"/>
    </style:style>
    <style:style style:name="P9" style:family="paragraph">
      <style:paragraph-properties fo:text-align="center" style:writing-mode="lr-tb"/>
      <style:text-properties fo:font-size="6pt" style:font-size-asian="6pt" style:font-size-complex="6pt"/>
    </style:style>
    <style:style style:name="P10" style:family="paragraph">
      <loext:graphic-properties draw:fill="none" draw:fill-color="#ffffff"/>
      <style:text-properties fo:font-size="6pt" style:font-size-asian="6pt" style:font-size-complex="6pt"/>
    </style:style>
    <style:style style:name="T1" style:family="text">
      <style:text-properties fo:font-size="6pt" style:font-size-asian="6pt" style:font-size-complex="6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2" draw:layer="layout" svg:width="6.35cm" svg:height="3.492cm" svg:x="1.635cm" svg:y="7.985cm">
          <text:p text:style-name="P1">Program Thread</text:p>
          <draw:enhanced-geometry svg:viewBox="0 0 21600 21600" draw:glue-points="10800 0 0 10800 10800 21600 21600 10800" draw:type="flowchart-process" draw:enhanced-path="M 0 0 L 21600 0 21600 21600 0 21600 0 0 Z N"/>
        </draw:custom-shape>
        <draw:custom-shape draw:style-name="gr2" draw:text-style-name="P2" draw:layer="layout" svg:width="6.35cm" svg:height="3.493cm" svg:x="1.635cm" svg:y="19.097cm">
          <text:p text:style-name="P1">Graphics Thread</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4.127cm" svg:height="1.903cm" svg:x="8.302cm" svg:y="12.749cm">
          <text:p text:style-name="P1">Program Cache</text:p>
          <draw:enhanced-geometry svg:viewBox="0 0 21600 21600" draw:glue-points="10800 0 0 10800 10800 21600 21600 10800" draw:type="flowchart-process" draw:enhanced-path="M 0 0 L 21600 0 21600 21600 0 21600 0 0 Z N"/>
        </draw:custom-shape>
        <draw:custom-shape draw:style-name="gr4" draw:text-style-name="P4" draw:layer="layout" svg:width="4.127cm" svg:height="2.858cm" svg:x="8.302cm" svg:y="16.558cm">
          <text:p text:style-name="P1">Graphics Cache</text:p>
          <draw:enhanced-geometry svg:viewBox="0 0 21600 21600" draw:glue-points="10800 0 0 10800 10800 21600 21600 10800" draw:type="flowchart-process" draw:enhanced-path="M 0 0 L 21600 0 21600 21600 0 21600 0 0 Z N"/>
        </draw:custom-shape>
        <draw:custom-shape draw:style-name="gr5" draw:text-style-name="P4" draw:layer="layout" svg:width="4.445cm" svg:height="18.415cm" svg:x="18.462cm" svg:y="11.795cm">
          <text:p text:style-name="P1">Shared Ram</text:p>
          <draw:enhanced-geometry svg:viewBox="0 0 21600 21600" draw:glue-points="10800 0 0 10800 10800 21600 21600 10800" draw:type="flowchart-process" draw:enhanced-path="M 0 0 L 21600 0 21600 21600 0 21600 0 0 Z N"/>
        </draw:custom-shape>
        <draw:custom-shape draw:style-name="gr6" draw:text-style-name="P5" draw:layer="layout" svg:width="4.445cm" svg:height="7.62cm" svg:x="18.462cm" svg:y="4.175cm">
          <text:p text:style-name="P1">Shared Rom</text:p>
          <draw:enhanced-geometry svg:viewBox="0 0 21600 21600" draw:glue-points="10800 0 0 10800 10800 21600 21600 10800" draw:type="flowchart-process" draw:enhanced-path="M 0 0 L 21600 0 21600 21600 0 21600 0 0 Z N"/>
        </draw:custom-shape>
        <draw:custom-shape draw:style-name="gr7" draw:text-style-name="P4" draw:layer="layout" svg:width="3.809cm" svg:height="3.492cm" svg:x="2.588cm" svg:y="13.7cm">
          <text:p text:style-name="P1">Graphics Queue</text:p>
          <draw:enhanced-geometry svg:viewBox="0 0 21600 21600" draw:type="rectangle" draw:enhanced-path="M 0 0 L 21600 0 21600 21600 0 21600 0 0 Z N"/>
        </draw:custom-shape>
        <draw:custom-shape draw:style-name="gr8" draw:text-style-name="P6" draw:layer="layout" svg:width="7.937cm" svg:height="2.222cm" svg:x="1.318cm" svg:y="24.495cm">
          <text:p text:style-name="P1">Disk</text:p>
          <draw:enhanced-geometry svg:viewBox="0 0 21600 21600" draw:type="rectangle" draw:enhanced-path="M 0 0 L 21600 0 21600 21600 0 21600 0 0 Z N"/>
        </draw:custom-shape>
        <draw:line draw:style-name="gr9" draw:text-style-name="P7" draw:layer="layout" svg:x1="10.207cm" svg:y1="11.161cm" svg:x2="10.207cm" svg:y2="12.748cm">
          <text:p/>
        </draw:line>
        <draw:line draw:style-name="gr9" draw:text-style-name="P7" draw:layer="layout" svg:x1="17.192cm" svg:y1="38.465cm" svg:x2="17.192cm" svg:y2="15.922cm">
          <text:p/>
        </draw:line>
        <draw:line draw:style-name="gr9" draw:text-style-name="P7" draw:layer="layout" svg:x1="7.985cm" svg:y1="9.572cm" svg:x2="14.97cm" svg:y2="9.572cm">
          <text:p/>
        </draw:line>
        <draw:line draw:style-name="gr10" draw:text-style-name="P7" draw:layer="layout" svg:x1="4.492cm" svg:y1="17.192cm" svg:x2="4.492cm" svg:y2="19.097cm">
          <text:p/>
        </draw:line>
        <draw:line draw:style-name="gr9" draw:text-style-name="P7" draw:layer="layout" svg:x1="17.192cm" svg:y1="15.922cm" svg:x2="18.462cm" svg:y2="15.922cm">
          <text:p/>
        </draw:line>
        <draw:line draw:style-name="gr9" draw:text-style-name="P7" draw:layer="layout" svg:x1="1cm" svg:y1="6.397cm" svg:x2="18.462cm" svg:y2="6.397cm">
          <text:p/>
        </draw:line>
        <draw:line draw:style-name="gr9" draw:text-style-name="P7" draw:layer="layout" svg:x1="17.192cm" svg:y1="25.765cm" svg:x2="9.255cm" svg:y2="25.765cm">
          <text:p/>
        </draw:line>
        <draw:line draw:style-name="gr9" draw:text-style-name="P7" draw:layer="layout" svg:x1="7.985cm" svg:y1="21.002cm" svg:x2="10.207cm" svg:y2="21.003cm">
          <text:p/>
        </draw:line>
        <draw:line draw:style-name="gr10" draw:text-style-name="P7" draw:layer="layout" svg:x1="4.492cm" svg:y1="11.477cm" svg:x2="4.492cm" svg:y2="13.7cm">
          <text:p/>
        </draw:line>
        <draw:line draw:style-name="gr9" draw:text-style-name="P7" draw:layer="layout" svg:x1="10.207cm" svg:y1="11.162cm" svg:x2="7.985cm" svg:y2="11.16cm">
          <text:p/>
        </draw:line>
        <draw:line draw:style-name="gr9" draw:text-style-name="P7" draw:layer="layout" svg:x1="10.207cm" svg:y1="19.416cm" svg:x2="10.207cm" svg:y2="21.003cm">
          <text:p/>
        </draw:line>
        <draw:custom-shape draw:style-name="gr11" draw:text-style-name="P7" draw:layer="layout" svg:width="13.97cm" svg:height="17.145cm" svg:x="25.13cm" svg:y="2.27cm">
          <text:p/>
          <draw:enhanced-geometry svg:viewBox="0 0 21600 21600" draw:type="rectangle" draw:enhanced-path="M 0 0 L 21600 0 21600 21600 0 21600 0 0 Z N"/>
        </draw:custom-shape>
        <draw:frame draw:style-name="gr12" draw:text-style-name="P8" draw:layer="layout" svg:width="5.397cm" svg:height="0.962cm" svg:x="25.765cm" svg:y="2.905cm">
          <draw:text-box>
            <text:p>Program Thread</text:p>
          </draw:text-box>
        </draw:frame>
        <draw:custom-shape draw:style-name="gr13" draw:text-style-name="P2" draw:layer="layout" svg:width="3.81cm" svg:height="1.27cm" svg:x="26.4cm" svg:y="4.81cm">
          <text:p/>
          <draw:enhanced-geometry svg:viewBox="0 0 21600 21600" draw:type="rectangle" draw:enhanced-path="M 0 0 L 21600 0 21600 21600 0 21600 0 0 Z N"/>
        </draw:custom-shape>
        <draw:custom-shape draw:style-name="gr14" draw:text-style-name="P2" draw:layer="layout" svg:width="2.858cm" svg:height="2.858cm" svg:x="13.382cm" svg:y="14.969cm">
          <text:p text:style-name="P1">SRC</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line draw:style-name="gr9" draw:text-style-name="P7" draw:layer="layout" svg:x1="14.97cm" svg:y1="14.97cm" svg:x2="14.971cm" svg:y2="9.573cm">
          <text:p/>
        </draw:line>
        <draw:line draw:style-name="gr9" draw:text-style-name="P7" draw:layer="layout" svg:x1="10.207cm" svg:y1="21.002cm" svg:x2="14.97cm" svg:y2="21.002cm">
          <text:p/>
        </draw:line>
        <draw:line draw:style-name="gr9" draw:text-style-name="P7" draw:layer="layout" svg:x1="14.97cm" svg:y1="17.827cm" svg:x2="14.971cm" svg:y2="21.002cm">
          <text:p/>
        </draw:line>
        <draw:line draw:style-name="gr9" draw:text-style-name="P7" draw:layer="layout" svg:x1="17.192cm" svg:y1="16.557cm" svg:x2="16.24cm" svg:y2="16.557cm">
          <text:p/>
        </draw:line>
        <draw:custom-shape draw:style-name="gr15" draw:text-style-name="P2" draw:layer="layout" svg:width="1.905cm" svg:height="0.635cm" svg:x="26.4cm" svg:y="4.81cm">
          <text:p text:style-name="P1">Al</text:p>
          <draw:enhanced-geometry svg:viewBox="0 0 21600 21600" draw:type="rectangle" draw:enhanced-path="M 0 0 L 21600 0 21600 21600 0 21600 0 0 Z N"/>
        </draw:custom-shape>
        <draw:custom-shape draw:style-name="gr15" draw:text-style-name="P2" draw:layer="layout" svg:width="1.905cm" svg:height="0.635cm" svg:x="28.305cm" svg:y="4.81cm">
          <text:p text:style-name="P1">Ah</text:p>
          <draw:enhanced-geometry svg:viewBox="0 0 21600 21600" draw:type="rectangle" draw:enhanced-path="M 0 0 L 21600 0 21600 21600 0 21600 0 0 Z N"/>
        </draw:custom-shape>
        <draw:custom-shape draw:style-name="gr16" draw:text-style-name="P2" draw:layer="layout" svg:width="3.81cm" svg:height="0.635cm" svg:x="26.4cm" svg:y="5.445cm">
          <text:p text:style-name="P1">A</text:p>
          <draw:enhanced-geometry svg:viewBox="0 0 21600 21600" draw:type="rectangle" draw:enhanced-path="M 0 0 L 21600 0 21600 21600 0 21600 0 0 Z N"/>
        </draw:custom-shape>
        <draw:custom-shape draw:style-name="gr17" draw:text-style-name="P9" draw:layer="layout" svg:width="0.635cm" svg:height="0.318cm" svg:x="26.4cm" svg:y="4.81cm">
          <text:p/>
          <draw:enhanced-geometry svg:viewBox="0 0 21600 21600" draw:type="rectangle" draw:enhanced-path="M 0 0 L 21600 0 21600 21600 0 21600 0 0 Z N"/>
        </draw:custom-shape>
        <draw:frame draw:style-name="gr18" draw:text-style-name="P10" draw:layer="layout" svg:width="0.953cm" svg:height="0.489cm" svg:x="26.399cm" svg:y="4.81cm">
          <draw:text-box>
            <text:p><text:span text:style-name="T1">As</text:span></text:p>
          </draw:text-box>
        </draw:frame>
        <draw:custom-shape draw:style-name="gr13" draw:text-style-name="P2" draw:layer="layout" svg:width="3.81cm" svg:height="1.27cm" svg:x="26.401cm" svg:y="6.08cm">
          <text:p/>
          <draw:enhanced-geometry svg:viewBox="0 0 21600 21600" draw:type="rectangle" draw:enhanced-path="M 0 0 L 21600 0 21600 21600 0 21600 0 0 Z N"/>
        </draw:custom-shape>
        <draw:custom-shape draw:style-name="gr15" draw:text-style-name="P2" draw:layer="layout" svg:width="1.905cm" svg:height="0.635cm" svg:x="26.401cm" svg:y="6.08cm">
          <text:p text:style-name="P1">Bl</text:p>
          <draw:enhanced-geometry svg:viewBox="0 0 21600 21600" draw:type="rectangle" draw:enhanced-path="M 0 0 L 21600 0 21600 21600 0 21600 0 0 Z N"/>
        </draw:custom-shape>
        <draw:custom-shape draw:style-name="gr15" draw:text-style-name="P2" draw:layer="layout" svg:width="1.905cm" svg:height="0.635cm" svg:x="28.306cm" svg:y="6.08cm">
          <text:p text:style-name="P1">Bh</text:p>
          <draw:enhanced-geometry svg:viewBox="0 0 21600 21600" draw:type="rectangle" draw:enhanced-path="M 0 0 L 21600 0 21600 21600 0 21600 0 0 Z N"/>
        </draw:custom-shape>
        <draw:custom-shape draw:style-name="gr16" draw:text-style-name="P2" draw:layer="layout" svg:width="3.81cm" svg:height="0.635cm" svg:x="26.401cm" svg:y="6.715cm">
          <text:p text:style-name="P1">B</text:p>
          <draw:enhanced-geometry svg:viewBox="0 0 21600 21600" draw:type="rectangle" draw:enhanced-path="M 0 0 L 21600 0 21600 21600 0 21600 0 0 Z N"/>
        </draw:custom-shape>
        <draw:custom-shape draw:style-name="gr17" draw:text-style-name="P9" draw:layer="layout" svg:width="0.635cm" svg:height="0.318cm" svg:x="26.401cm" svg:y="6.08cm">
          <text:p/>
          <draw:enhanced-geometry svg:viewBox="0 0 21600 21600" draw:type="rectangle" draw:enhanced-path="M 0 0 L 21600 0 21600 21600 0 21600 0 0 Z N"/>
        </draw:custom-shape>
        <draw:frame draw:style-name="gr18" draw:text-style-name="P10" draw:layer="layout" svg:width="0.953cm" svg:height="0.489cm" svg:x="26.4cm" svg:y="6.08cm">
          <draw:text-box>
            <text:p><text:span text:style-name="T1">Bs</text:span></text:p>
          </draw:text-box>
        </draw:frame>
        <draw:custom-shape draw:style-name="gr13" draw:text-style-name="P2" draw:layer="layout" svg:width="3.81cm" svg:height="1.27cm" svg:x="26.4cm" svg:y="7.35cm">
          <text:p/>
          <draw:enhanced-geometry svg:viewBox="0 0 21600 21600" draw:type="rectangle" draw:enhanced-path="M 0 0 L 21600 0 21600 21600 0 21600 0 0 Z N"/>
        </draw:custom-shape>
        <draw:custom-shape draw:style-name="gr15" draw:text-style-name="P2" draw:layer="layout" svg:width="1.905cm" svg:height="0.635cm" svg:x="26.4cm" svg:y="7.35cm">
          <text:p text:style-name="P1">Cl</text:p>
          <draw:enhanced-geometry svg:viewBox="0 0 21600 21600" draw:type="rectangle" draw:enhanced-path="M 0 0 L 21600 0 21600 21600 0 21600 0 0 Z N"/>
        </draw:custom-shape>
        <draw:custom-shape draw:style-name="gr15" draw:text-style-name="P2" draw:layer="layout" svg:width="1.905cm" svg:height="0.635cm" svg:x="28.304cm" svg:y="7.35cm">
          <text:p text:style-name="P1">Ch</text:p>
          <draw:enhanced-geometry svg:viewBox="0 0 21600 21600" draw:type="rectangle" draw:enhanced-path="M 0 0 L 21600 0 21600 21600 0 21600 0 0 Z N"/>
        </draw:custom-shape>
        <draw:custom-shape draw:style-name="gr16" draw:text-style-name="P2" draw:layer="layout" svg:width="3.81cm" svg:height="0.635cm" svg:x="26.4cm" svg:y="7.985cm">
          <text:p text:style-name="P1">C</text:p>
          <draw:enhanced-geometry svg:viewBox="0 0 21600 21600" draw:type="rectangle" draw:enhanced-path="M 0 0 L 21600 0 21600 21600 0 21600 0 0 Z N"/>
        </draw:custom-shape>
        <draw:custom-shape draw:style-name="gr17" draw:text-style-name="P9" draw:layer="layout" svg:width="0.635cm" svg:height="0.318cm" svg:x="26.4cm" svg:y="7.35cm">
          <text:p/>
          <draw:enhanced-geometry svg:viewBox="0 0 21600 21600" draw:type="rectangle" draw:enhanced-path="M 0 0 L 21600 0 21600 21600 0 21600 0 0 Z N"/>
        </draw:custom-shape>
        <draw:frame draw:style-name="gr18" draw:text-style-name="P10" draw:layer="layout" svg:width="0.953cm" svg:height="0.489cm" svg:x="26.399cm" svg:y="7.35cm">
          <draw:text-box>
            <text:p><text:span text:style-name="T1">Cs</text:span></text:p>
          </draw:text-box>
        </draw:frame>
        <draw:custom-shape draw:style-name="gr13" draw:text-style-name="P2" draw:layer="layout" svg:width="3.81cm" svg:height="1.27cm" svg:x="26.402cm" svg:y="8.619cm">
          <text:p/>
          <draw:enhanced-geometry svg:viewBox="0 0 21600 21600" draw:type="rectangle" draw:enhanced-path="M 0 0 L 21600 0 21600 21600 0 21600 0 0 Z N"/>
        </draw:custom-shape>
        <draw:custom-shape draw:style-name="gr15" draw:text-style-name="P2" draw:layer="layout" svg:width="1.905cm" svg:height="0.635cm" svg:x="26.402cm" svg:y="8.619cm">
          <text:p text:style-name="P1">Dl</text:p>
          <draw:enhanced-geometry svg:viewBox="0 0 21600 21600" draw:type="rectangle" draw:enhanced-path="M 0 0 L 21600 0 21600 21600 0 21600 0 0 Z N"/>
        </draw:custom-shape>
        <draw:custom-shape draw:style-name="gr15" draw:text-style-name="P2" draw:layer="layout" svg:width="1.905cm" svg:height="0.635cm" svg:x="28.307cm" svg:y="8.619cm">
          <text:p text:style-name="P1">Dh</text:p>
          <draw:enhanced-geometry svg:viewBox="0 0 21600 21600" draw:type="rectangle" draw:enhanced-path="M 0 0 L 21600 0 21600 21600 0 21600 0 0 Z N"/>
        </draw:custom-shape>
        <draw:custom-shape draw:style-name="gr16" draw:text-style-name="P2" draw:layer="layout" svg:width="3.81cm" svg:height="0.635cm" svg:x="26.402cm" svg:y="9.254cm">
          <text:p text:style-name="P1">D</text:p>
          <draw:enhanced-geometry svg:viewBox="0 0 21600 21600" draw:type="rectangle" draw:enhanced-path="M 0 0 L 21600 0 21600 21600 0 21600 0 0 Z N"/>
        </draw:custom-shape>
        <draw:custom-shape draw:style-name="gr17" draw:text-style-name="P9" draw:layer="layout" svg:width="0.635cm" svg:height="0.318cm" svg:x="26.402cm" svg:y="8.619cm">
          <text:p/>
          <draw:enhanced-geometry svg:viewBox="0 0 21600 21600" draw:type="rectangle" draw:enhanced-path="M 0 0 L 21600 0 21600 21600 0 21600 0 0 Z N"/>
        </draw:custom-shape>
        <draw:frame draw:style-name="gr18" draw:text-style-name="P10" draw:layer="layout" svg:width="0.953cm" svg:height="0.489cm" svg:x="26.401cm" svg:y="8.619cm">
          <draw:text-box>
            <text:p><text:span text:style-name="T1">Ds</text:span></text:p>
          </draw:text-box>
        </draw:frame>
        <draw:custom-shape draw:style-name="gr13" draw:text-style-name="P2" draw:layer="layout" svg:width="3.81cm" svg:height="1.27cm" svg:x="26.4cm" svg:y="9.89cm">
          <text:p/>
          <draw:enhanced-geometry svg:viewBox="0 0 21600 21600" draw:type="rectangle" draw:enhanced-path="M 0 0 L 21600 0 21600 21600 0 21600 0 0 Z N"/>
        </draw:custom-shape>
        <draw:custom-shape draw:style-name="gr15" draw:text-style-name="P2" draw:layer="layout" svg:width="1.905cm" svg:height="0.635cm" svg:x="26.4cm" svg:y="9.89cm">
          <text:p text:style-name="P1">El</text:p>
          <draw:enhanced-geometry svg:viewBox="0 0 21600 21600" draw:type="rectangle" draw:enhanced-path="M 0 0 L 21600 0 21600 21600 0 21600 0 0 Z N"/>
        </draw:custom-shape>
        <draw:custom-shape draw:style-name="gr15" draw:text-style-name="P2" draw:layer="layout" svg:width="1.905cm" svg:height="0.635cm" svg:x="28.305cm" svg:y="9.89cm">
          <text:p text:style-name="P1">Eh</text:p>
          <draw:enhanced-geometry svg:viewBox="0 0 21600 21600" draw:type="rectangle" draw:enhanced-path="M 0 0 L 21600 0 21600 21600 0 21600 0 0 Z N"/>
        </draw:custom-shape>
        <draw:custom-shape draw:style-name="gr16" draw:text-style-name="P2" draw:layer="layout" svg:width="3.81cm" svg:height="0.635cm" svg:x="26.4cm" svg:y="10.525cm">
          <text:p text:style-name="P1">E</text:p>
          <draw:enhanced-geometry svg:viewBox="0 0 21600 21600" draw:type="rectangle" draw:enhanced-path="M 0 0 L 21600 0 21600 21600 0 21600 0 0 Z N"/>
        </draw:custom-shape>
        <draw:custom-shape draw:style-name="gr17" draw:text-style-name="P9" draw:layer="layout" svg:width="0.635cm" svg:height="0.318cm" svg:x="26.4cm" svg:y="9.89cm">
          <text:p/>
          <draw:enhanced-geometry svg:viewBox="0 0 21600 21600" draw:type="rectangle" draw:enhanced-path="M 0 0 L 21600 0 21600 21600 0 21600 0 0 Z N"/>
        </draw:custom-shape>
        <draw:frame draw:style-name="gr18" draw:text-style-name="P10" draw:layer="layout" svg:width="0.953cm" svg:height="0.489cm" svg:x="26.399cm" svg:y="9.89cm">
          <draw:text-box>
            <text:p><text:span text:style-name="T1">Es</text:span></text:p>
          </draw:text-box>
        </draw:frame>
        <draw:custom-shape draw:style-name="gr13" draw:text-style-name="P2" draw:layer="layout" svg:width="3.81cm" svg:height="1.27cm" svg:x="26.4cm" svg:y="11.16cm">
          <text:p/>
          <draw:enhanced-geometry svg:viewBox="0 0 21600 21600" draw:type="rectangle" draw:enhanced-path="M 0 0 L 21600 0 21600 21600 0 21600 0 0 Z N"/>
        </draw:custom-shape>
        <draw:custom-shape draw:style-name="gr15" draw:text-style-name="P2" draw:layer="layout" svg:width="1.905cm" svg:height="0.635cm" svg:x="26.4cm" svg:y="11.16cm">
          <text:p text:style-name="P1">Fl</text:p>
          <draw:enhanced-geometry svg:viewBox="0 0 21600 21600" draw:type="rectangle" draw:enhanced-path="M 0 0 L 21600 0 21600 21600 0 21600 0 0 Z N"/>
        </draw:custom-shape>
        <draw:custom-shape draw:style-name="gr15" draw:text-style-name="P2" draw:layer="layout" svg:width="1.905cm" svg:height="0.635cm" svg:x="28.305cm" svg:y="11.16cm">
          <text:p text:style-name="P1">Fh</text:p>
          <draw:enhanced-geometry svg:viewBox="0 0 21600 21600" draw:type="rectangle" draw:enhanced-path="M 0 0 L 21600 0 21600 21600 0 21600 0 0 Z N"/>
        </draw:custom-shape>
        <draw:custom-shape draw:style-name="gr16" draw:text-style-name="P2" draw:layer="layout" svg:width="3.81cm" svg:height="0.635cm" svg:x="26.4cm" svg:y="11.795cm">
          <text:p text:style-name="P1">F</text:p>
          <draw:enhanced-geometry svg:viewBox="0 0 21600 21600" draw:type="rectangle" draw:enhanced-path="M 0 0 L 21600 0 21600 21600 0 21600 0 0 Z N"/>
        </draw:custom-shape>
        <draw:custom-shape draw:style-name="gr17" draw:text-style-name="P9" draw:layer="layout" svg:width="0.635cm" svg:height="0.318cm" svg:x="26.4cm" svg:y="11.16cm">
          <text:p/>
          <draw:enhanced-geometry svg:viewBox="0 0 21600 21600" draw:type="rectangle" draw:enhanced-path="M 0 0 L 21600 0 21600 21600 0 21600 0 0 Z N"/>
        </draw:custom-shape>
        <draw:frame draw:style-name="gr18" draw:text-style-name="P10" draw:layer="layout" svg:width="0.952cm" svg:height="0.489cm" svg:x="26.4cm" svg:y="11.16cm">
          <draw:text-box>
            <text:p><text:span text:style-name="T1">Fs</text:span></text:p>
          </draw:text-box>
        </draw:frame>
        <draw:custom-shape draw:style-name="gr13" draw:text-style-name="P2" draw:layer="layout" svg:width="3.81cm" svg:height="1.27cm" svg:x="26.402cm" svg:y="13.7cm">
          <text:p/>
          <draw:enhanced-geometry svg:viewBox="0 0 21600 21600" draw:type="rectangle" draw:enhanced-path="M 0 0 L 21600 0 21600 21600 0 21600 0 0 Z N"/>
        </draw:custom-shape>
        <draw:custom-shape draw:style-name="gr15" draw:text-style-name="P2" draw:layer="layout" svg:width="1.905cm" svg:height="0.635cm" svg:x="26.402cm" svg:y="13.7cm">
          <text:p text:style-name="P1">Xl</text:p>
          <draw:enhanced-geometry svg:viewBox="0 0 21600 21600" draw:type="rectangle" draw:enhanced-path="M 0 0 L 21600 0 21600 21600 0 21600 0 0 Z N"/>
        </draw:custom-shape>
        <draw:custom-shape draw:style-name="gr15" draw:text-style-name="P2" draw:layer="layout" svg:width="1.905cm" svg:height="0.635cm" svg:x="28.307cm" svg:y="13.7cm">
          <text:p text:style-name="P1">Xh</text:p>
          <draw:enhanced-geometry svg:viewBox="0 0 21600 21600" draw:type="rectangle" draw:enhanced-path="M 0 0 L 21600 0 21600 21600 0 21600 0 0 Z N"/>
        </draw:custom-shape>
        <draw:custom-shape draw:style-name="gr16" draw:text-style-name="P2" draw:layer="layout" svg:width="3.81cm" svg:height="0.635cm" svg:x="26.402cm" svg:y="14.335cm">
          <text:p text:style-name="P1">X</text:p>
          <draw:enhanced-geometry svg:viewBox="0 0 21600 21600" draw:type="rectangle" draw:enhanced-path="M 0 0 L 21600 0 21600 21600 0 21600 0 0 Z N"/>
        </draw:custom-shape>
        <draw:custom-shape draw:style-name="gr17" draw:text-style-name="P9" draw:layer="layout" svg:width="0.635cm" svg:height="0.318cm" svg:x="26.402cm" svg:y="13.7cm">
          <text:p/>
          <draw:enhanced-geometry svg:viewBox="0 0 21600 21600" draw:type="rectangle" draw:enhanced-path="M 0 0 L 21600 0 21600 21600 0 21600 0 0 Z N"/>
        </draw:custom-shape>
        <draw:frame draw:style-name="gr18" draw:text-style-name="P10" draw:layer="layout" svg:width="0.953cm" svg:height="0.489cm" svg:x="26.401cm" svg:y="13.7cm">
          <draw:text-box>
            <text:p><text:span text:style-name="T1">Xs</text:span></text:p>
          </draw:text-box>
        </draw:frame>
        <draw:custom-shape draw:style-name="gr13" draw:text-style-name="P2" draw:layer="layout" svg:width="3.81cm" svg:height="1.27cm" svg:x="26.401cm" svg:y="14.97cm">
          <text:p/>
          <draw:enhanced-geometry svg:viewBox="0 0 21600 21600" draw:type="rectangle" draw:enhanced-path="M 0 0 L 21600 0 21600 21600 0 21600 0 0 Z N"/>
        </draw:custom-shape>
        <draw:custom-shape draw:style-name="gr15" draw:text-style-name="P2" draw:layer="layout" svg:width="1.905cm" svg:height="0.635cm" svg:x="26.401cm" svg:y="14.97cm">
          <text:p text:style-name="P1">Yl</text:p>
          <draw:enhanced-geometry svg:viewBox="0 0 21600 21600" draw:type="rectangle" draw:enhanced-path="M 0 0 L 21600 0 21600 21600 0 21600 0 0 Z N"/>
        </draw:custom-shape>
        <draw:custom-shape draw:style-name="gr15" draw:text-style-name="P2" draw:layer="layout" svg:width="1.905cm" svg:height="0.635cm" svg:x="28.306cm" svg:y="14.97cm">
          <text:p text:style-name="P1">Yh</text:p>
          <draw:enhanced-geometry svg:viewBox="0 0 21600 21600" draw:type="rectangle" draw:enhanced-path="M 0 0 L 21600 0 21600 21600 0 21600 0 0 Z N"/>
        </draw:custom-shape>
        <draw:custom-shape draw:style-name="gr16" draw:text-style-name="P2" draw:layer="layout" svg:width="3.81cm" svg:height="0.635cm" svg:x="26.401cm" svg:y="15.605cm">
          <text:p text:style-name="P1">Y</text:p>
          <draw:enhanced-geometry svg:viewBox="0 0 21600 21600" draw:type="rectangle" draw:enhanced-path="M 0 0 L 21600 0 21600 21600 0 21600 0 0 Z N"/>
        </draw:custom-shape>
        <draw:custom-shape draw:style-name="gr17" draw:text-style-name="P9" draw:layer="layout" svg:width="0.635cm" svg:height="0.318cm" svg:x="26.401cm" svg:y="14.97cm">
          <text:p/>
          <draw:enhanced-geometry svg:viewBox="0 0 21600 21600" draw:type="rectangle" draw:enhanced-path="M 0 0 L 21600 0 21600 21600 0 21600 0 0 Z N"/>
        </draw:custom-shape>
        <draw:frame draw:style-name="gr18" draw:text-style-name="P10" draw:layer="layout" svg:width="0.953cm" svg:height="0.489cm" svg:x="26.4cm" svg:y="14.97cm">
          <draw:text-box>
            <text:p><text:span text:style-name="T1">Ys</text:span></text:p>
          </draw:text-box>
        </draw:frame>
        <draw:custom-shape draw:style-name="gr13" draw:text-style-name="P2" draw:layer="layout" svg:width="3.81cm" svg:height="1.27cm" svg:x="26.401cm" svg:y="16.24cm">
          <text:p/>
          <draw:enhanced-geometry svg:viewBox="0 0 21600 21600" draw:type="rectangle" draw:enhanced-path="M 0 0 L 21600 0 21600 21600 0 21600 0 0 Z N"/>
        </draw:custom-shape>
        <draw:custom-shape draw:style-name="gr15" draw:text-style-name="P2" draw:layer="layout" svg:width="1.905cm" svg:height="0.635cm" svg:x="26.401cm" svg:y="16.24cm">
          <text:p text:style-name="P1">Zl</text:p>
          <draw:enhanced-geometry svg:viewBox="0 0 21600 21600" draw:type="rectangle" draw:enhanced-path="M 0 0 L 21600 0 21600 21600 0 21600 0 0 Z N"/>
        </draw:custom-shape>
        <draw:custom-shape draw:style-name="gr15" draw:text-style-name="P2" draw:layer="layout" svg:width="1.905cm" svg:height="0.635cm" svg:x="28.306cm" svg:y="16.24cm">
          <text:p text:style-name="P1">Zh</text:p>
          <draw:enhanced-geometry svg:viewBox="0 0 21600 21600" draw:type="rectangle" draw:enhanced-path="M 0 0 L 21600 0 21600 21600 0 21600 0 0 Z N"/>
        </draw:custom-shape>
        <draw:custom-shape draw:style-name="gr16" draw:text-style-name="P2" draw:layer="layout" svg:width="3.81cm" svg:height="0.635cm" svg:x="26.401cm" svg:y="16.875cm">
          <text:p text:style-name="P1">Z</text:p>
          <draw:enhanced-geometry svg:viewBox="0 0 21600 21600" draw:type="rectangle" draw:enhanced-path="M 0 0 L 21600 0 21600 21600 0 21600 0 0 Z N"/>
        </draw:custom-shape>
        <draw:custom-shape draw:style-name="gr17" draw:text-style-name="P9" draw:layer="layout" svg:width="0.635cm" svg:height="0.318cm" svg:x="26.401cm" svg:y="16.24cm">
          <text:p/>
          <draw:enhanced-geometry svg:viewBox="0 0 21600 21600" draw:type="rectangle" draw:enhanced-path="M 0 0 L 21600 0 21600 21600 0 21600 0 0 Z N"/>
        </draw:custom-shape>
        <draw:frame draw:style-name="gr18" draw:text-style-name="P10" draw:layer="layout" svg:width="0.953cm" svg:height="0.489cm" svg:x="26.4cm" svg:y="16.24cm">
          <draw:text-box>
            <text:p><text:span text:style-name="T1">Zs</text:span></text:p>
          </draw:text-box>
        </draw:frame>
        <draw:custom-shape draw:style-name="gr19" draw:text-style-name="P2" draw:layer="layout" svg:width="3.175cm" svg:height="0.953cm" svg:x="30.527cm" svg:y="4.809cm">
          <text:p text:style-name="P1">IP</text:p>
          <draw:enhanced-geometry svg:viewBox="0 0 21600 21600" draw:type="rectangle" draw:enhanced-path="M 0 0 L 21600 0 21600 21600 0 21600 0 0 Z N"/>
        </draw:custom-shape>
        <draw:custom-shape draw:style-name="gr19" draw:text-style-name="P2" draw:layer="layout" svg:width="3.175cm" svg:height="0.953cm" svg:x="30.527cm" svg:y="6.079cm">
          <text:p text:style-name="P1">JR</text:p>
          <draw:enhanced-geometry svg:viewBox="0 0 21600 21600" draw:type="rectangle" draw:enhanced-path="M 0 0 L 21600 0 21600 21600 0 21600 0 0 Z N"/>
        </draw:custom-shape>
        <draw:custom-shape draw:style-name="gr19" draw:text-style-name="P2" draw:layer="layout" svg:width="3.175cm" svg:height="0.953cm" svg:x="30.527cm" svg:y="7.349cm">
          <text:p text:style-name="P1">SB</text:p>
          <draw:enhanced-geometry svg:viewBox="0 0 21600 21600" draw:type="rectangle" draw:enhanced-path="M 0 0 L 21600 0 21600 21600 0 21600 0 0 Z N"/>
        </draw:custom-shape>
        <draw:custom-shape draw:style-name="gr19" draw:text-style-name="P2" draw:layer="layout" svg:width="3.175cm" svg:height="0.953cm" svg:x="30.527cm" svg:y="8.619cm">
          <text:p text:style-name="P1">SP</text:p>
          <draw:enhanced-geometry svg:viewBox="0 0 21600 21600" draw:type="rectangle" draw:enhanced-path="M 0 0 L 21600 0 21600 21600 0 21600 0 0 Z N"/>
        </draw:custom-shape>
        <draw:custom-shape draw:style-name="gr19" draw:text-style-name="P2" draw:layer="layout" svg:width="3.175cm" svg:height="0.953cm" svg:x="30.527cm" svg:y="9.889cm">
          <text:p text:style-name="P1">SH</text:p>
          <draw:enhanced-geometry svg:viewBox="0 0 21600 21600" draw:type="rectangle" draw:enhanced-path="M 0 0 L 21600 0 21600 21600 0 21600 0 0 Z N"/>
        </draw:custom-shape>
        <draw:custom-shape draw:style-name="gr19" draw:text-style-name="P2" draw:layer="layout" svg:width="3.175cm" svg:height="0.953cm" svg:x="30.527cm" svg:y="11.159cm">
          <text:p text:style-name="P1">PF</text:p>
          <draw:enhanced-geometry svg:viewBox="0 0 21600 21600" draw:type="rectangle" draw:enhanced-path="M 0 0 L 21600 0 21600 21600 0 21600 0 0 Z N"/>
        </draw:custom-shape>
        <draw:custom-shape draw:style-name="gr20" draw:text-style-name="P2" draw:layer="layout" svg:width="3.175cm" svg:height="0.635cm" svg:x="30.527cm" svg:y="12.43cm">
          <text:p text:style-name="P1">FX0</text:p>
          <draw:enhanced-geometry svg:viewBox="0 0 21600 21600" draw:type="rectangle" draw:enhanced-path="M 0 0 L 21600 0 21600 21600 0 21600 0 0 Z N"/>
        </draw:custom-shape>
        <draw:custom-shape draw:style-name="gr20" draw:text-style-name="P2" draw:layer="layout" svg:width="3.175cm" svg:height="0.635cm" svg:x="30.527cm" svg:y="13.065cm">
          <text:p text:style-name="P1">FY0</text:p>
          <draw:enhanced-geometry svg:viewBox="0 0 21600 21600" draw:type="rectangle" draw:enhanced-path="M 0 0 L 21600 0 21600 21600 0 21600 0 0 Z N"/>
        </draw:custom-shape>
        <draw:custom-shape draw:style-name="gr20" draw:text-style-name="P2" draw:layer="layout" svg:width="3.175cm" svg:height="0.635cm" svg:x="30.527cm" svg:y="13.7cm">
          <text:p text:style-name="P1">FZ0</text:p>
          <draw:enhanced-geometry svg:viewBox="0 0 21600 21600" draw:type="rectangle" draw:enhanced-path="M 0 0 L 21600 0 21600 21600 0 21600 0 0 Z N"/>
        </draw:custom-shape>
        <draw:custom-shape draw:style-name="gr20" draw:text-style-name="P2" draw:layer="layout" svg:width="3.175cm" svg:height="0.635cm" svg:x="30.527cm" svg:y="14.335cm">
          <text:p text:style-name="P1">FW0</text:p>
          <draw:enhanced-geometry svg:viewBox="0 0 21600 21600" draw:type="rectangle" draw:enhanced-path="M 0 0 L 21600 0 21600 21600 0 21600 0 0 Z N"/>
        </draw:custom-shape>
        <draw:custom-shape draw:style-name="gr20" draw:text-style-name="P2" draw:layer="layout" svg:width="3.175cm" svg:height="0.635cm" svg:x="30.527cm" svg:y="14.97cm">
          <text:p text:style-name="P1">FX1</text:p>
          <draw:enhanced-geometry svg:viewBox="0 0 21600 21600" draw:type="rectangle" draw:enhanced-path="M 0 0 L 21600 0 21600 21600 0 21600 0 0 Z N"/>
        </draw:custom-shape>
        <draw:custom-shape draw:style-name="gr20" draw:text-style-name="P2" draw:layer="layout" svg:width="3.175cm" svg:height="0.635cm" svg:x="30.527cm" svg:y="15.605cm">
          <text:p text:style-name="P1">FY1</text:p>
          <draw:enhanced-geometry svg:viewBox="0 0 21600 21600" draw:type="rectangle" draw:enhanced-path="M 0 0 L 21600 0 21600 21600 0 21600 0 0 Z N"/>
        </draw:custom-shape>
        <draw:custom-shape draw:style-name="gr20" draw:text-style-name="P2" draw:layer="layout" svg:width="3.175cm" svg:height="0.635cm" svg:x="30.527cm" svg:y="16.24cm">
          <text:p text:style-name="P1">FZ1</text:p>
          <draw:enhanced-geometry svg:viewBox="0 0 21600 21600" draw:type="rectangle" draw:enhanced-path="M 0 0 L 21600 0 21600 21600 0 21600 0 0 Z N"/>
        </draw:custom-shape>
        <draw:custom-shape draw:style-name="gr20" draw:text-style-name="P2" draw:layer="layout" svg:width="3.175cm" svg:height="0.635cm" svg:x="30.527cm" svg:y="16.875cm">
          <text:p text:style-name="P1">FW1</text:p>
          <draw:enhanced-geometry svg:viewBox="0 0 21600 21600" draw:type="rectangle" draw:enhanced-path="M 0 0 L 21600 0 21600 21600 0 21600 0 0 Z N"/>
        </draw:custom-shape>
        <draw:custom-shape draw:style-name="gr13" draw:text-style-name="P2" draw:layer="layout" svg:width="3.81cm" svg:height="1.27cm" svg:x="26.401cm" svg:y="12.43cm">
          <text:p/>
          <draw:enhanced-geometry svg:viewBox="0 0 21600 21600" draw:type="rectangle" draw:enhanced-path="M 0 0 L 21600 0 21600 21600 0 21600 0 0 Z N"/>
        </draw:custom-shape>
        <draw:custom-shape draw:style-name="gr15" draw:text-style-name="P2" draw:layer="layout" svg:width="1.905cm" svg:height="0.635cm" svg:x="26.401cm" svg:y="12.43cm">
          <text:p text:style-name="P1">Wl</text:p>
          <draw:enhanced-geometry svg:viewBox="0 0 21600 21600" draw:type="rectangle" draw:enhanced-path="M 0 0 L 21600 0 21600 21600 0 21600 0 0 Z N"/>
        </draw:custom-shape>
        <draw:custom-shape draw:style-name="gr15" draw:text-style-name="P2" draw:layer="layout" svg:width="1.905cm" svg:height="0.635cm" svg:x="28.306cm" svg:y="12.43cm">
          <text:p text:style-name="P1">Wh</text:p>
          <draw:enhanced-geometry svg:viewBox="0 0 21600 21600" draw:type="rectangle" draw:enhanced-path="M 0 0 L 21600 0 21600 21600 0 21600 0 0 Z N"/>
        </draw:custom-shape>
        <draw:custom-shape draw:style-name="gr16" draw:text-style-name="P2" draw:layer="layout" svg:width="3.81cm" svg:height="0.635cm" svg:x="26.401cm" svg:y="13.065cm">
          <text:p text:style-name="P1">W</text:p>
          <draw:enhanced-geometry svg:viewBox="0 0 21600 21600" draw:type="rectangle" draw:enhanced-path="M 0 0 L 21600 0 21600 21600 0 21600 0 0 Z N"/>
        </draw:custom-shape>
        <draw:custom-shape draw:style-name="gr17" draw:text-style-name="P9" draw:layer="layout" svg:width="0.635cm" svg:height="0.318cm" svg:x="26.401cm" svg:y="12.43cm">
          <text:p/>
          <draw:enhanced-geometry svg:viewBox="0 0 21600 21600" draw:type="rectangle" draw:enhanced-path="M 0 0 L 21600 0 21600 21600 0 21600 0 0 Z N"/>
        </draw:custom-shape>
        <draw:frame draw:style-name="gr18" draw:text-style-name="P10" draw:layer="layout" svg:width="0.953cm" svg:height="0.489cm" svg:x="26.4cm" svg:y="12.43cm">
          <draw:text-box>
            <text:p><text:span text:style-name="T1">Ws</text:span></text:p>
          </draw:text-box>
        </draw:frame>
        <draw:custom-shape draw:style-name="gr21" draw:text-style-name="P3" draw:layer="layout" svg:width="4.127cm" svg:height="1.588cm" svg:x="8.303cm" svg:y="14.652cm">
          <text:p text:style-name="P1">Instruction Cache</text:p>
          <draw:enhanced-geometry svg:viewBox="0 0 21600 21600" draw:glue-points="10800 0 0 10800 10800 21600 21600 10800" draw:type="flowchart-process" draw:enhanced-path="M 0 0 L 21600 0 21600 21600 0 21600 0 0 Z N"/>
        </draw:custom-shape>
        <draw:custom-shape draw:style-name="gr8" draw:text-style-name="P6" draw:layer="layout" svg:width="7.937cm" svg:height="2.222cm" svg:x="1.318cm" svg:y="27.035cm">
          <text:p text:style-name="P1">Input Controller</text:p>
          <draw:enhanced-geometry svg:viewBox="0 0 21600 21600" draw:type="rectangle" draw:enhanced-path="M 0 0 L 21600 0 21600 21600 0 21600 0 0 Z N"/>
        </draw:custom-shape>
        <draw:line draw:style-name="gr9" draw:text-style-name="P7" draw:layer="layout" svg:x1="17.192cm" svg:y1="27.987cm" svg:x2="9.255cm" svg:y2="27.987cm">
          <text:p/>
        </draw:line>
        <draw:line draw:style-name="gr9" draw:text-style-name="P7" draw:layer="layout" svg:x1="17.193cm" svg:y1="25.765cm" svg:x2="9.256cm" svg:y2="25.765cm">
          <text:p/>
        </draw:line>
        <draw:custom-shape draw:style-name="gr22" draw:text-style-name="P6" draw:layer="layout" svg:width="5.397cm" svg:height="2.222cm" svg:x="1.318cm" svg:y="29.575cm">
          <text:p text:style-name="P1">Extension Port 0</text:p>
          <draw:enhanced-geometry svg:viewBox="0 0 21600 21600" draw:type="rectangle" draw:enhanced-path="M 0 0 L 21600 0 21600 21600 0 21600 0 0 Z N"/>
        </draw:custom-shape>
        <draw:custom-shape draw:style-name="gr23" draw:text-style-name="P2" draw:layer="layout" svg:width="2.54cm" svg:height="2.222cm" svg:x="6.715cm" svg:y="29.575cm">
          <text:p text:style-name="P1">EP0</text:p>
          <text:p text:style-name="P1">Driver</text:p>
          <draw:enhanced-geometry svg:viewBox="0 0 21600 21600" draw:type="rectangle" draw:enhanced-path="M 0 0 L 21600 0 21600 21600 0 21600 0 0 Z N"/>
        </draw:custom-shape>
        <draw:custom-shape draw:style-name="gr22" draw:text-style-name="P6" draw:layer="layout" svg:width="5.397cm" svg:height="2.222cm" svg:x="1.318cm" svg:y="29.575cm">
          <text:p text:style-name="P1">Extension Port 0</text:p>
          <draw:enhanced-geometry svg:viewBox="0 0 21600 21600" draw:type="rectangle" draw:enhanced-path="M 0 0 L 21600 0 21600 21600 0 21600 0 0 Z N"/>
        </draw:custom-shape>
        <draw:custom-shape draw:style-name="gr23" draw:text-style-name="P2" draw:layer="layout" svg:width="2.54cm" svg:height="2.222cm" svg:x="6.715cm" svg:y="29.575cm">
          <text:p text:style-name="P1">EP0</text:p>
          <text:p text:style-name="P1">Driver</text:p>
          <draw:enhanced-geometry svg:viewBox="0 0 21600 21600" draw:type="rectangle" draw:enhanced-path="M 0 0 L 21600 0 21600 21600 0 21600 0 0 Z N"/>
        </draw:custom-shape>
        <draw:custom-shape draw:style-name="gr22" draw:text-style-name="P6" draw:layer="layout" svg:width="5.397cm" svg:height="2.222cm" svg:x="1.318cm" svg:y="32.115cm">
          <text:p text:style-name="P1">Extension Port 1</text:p>
          <draw:enhanced-geometry svg:viewBox="0 0 21600 21600" draw:type="rectangle" draw:enhanced-path="M 0 0 L 21600 0 21600 21600 0 21600 0 0 Z N"/>
        </draw:custom-shape>
        <draw:custom-shape draw:style-name="gr23" draw:text-style-name="P2" draw:layer="layout" svg:width="2.54cm" svg:height="2.222cm" svg:x="6.715cm" svg:y="32.115cm">
          <text:p text:style-name="P1">EP1</text:p>
          <text:p text:style-name="P1">Driver</text:p>
          <draw:enhanced-geometry svg:viewBox="0 0 21600 21600" draw:type="rectangle" draw:enhanced-path="M 0 0 L 21600 0 21600 21600 0 21600 0 0 Z N"/>
        </draw:custom-shape>
        <draw:custom-shape draw:style-name="gr22" draw:text-style-name="P6" draw:layer="layout" svg:width="5.397cm" svg:height="2.222cm" svg:x="1.317cm" svg:y="34.655cm">
          <text:p text:style-name="P1">Extension Port 2</text:p>
          <draw:enhanced-geometry svg:viewBox="0 0 21600 21600" draw:type="rectangle" draw:enhanced-path="M 0 0 L 21600 0 21600 21600 0 21600 0 0 Z N"/>
        </draw:custom-shape>
        <draw:custom-shape draw:style-name="gr23" draw:text-style-name="P2" draw:layer="layout" svg:width="2.54cm" svg:height="2.222cm" svg:x="6.714cm" svg:y="34.655cm">
          <text:p text:style-name="P1">EP2</text:p>
          <text:p text:style-name="P1">Driver</text:p>
          <draw:enhanced-geometry svg:viewBox="0 0 21600 21600" draw:type="rectangle" draw:enhanced-path="M 0 0 L 21600 0 21600 21600 0 21600 0 0 Z N"/>
        </draw:custom-shape>
        <draw:custom-shape draw:style-name="gr22" draw:text-style-name="P6" draw:layer="layout" svg:width="5.397cm" svg:height="2.222cm" svg:x="1.318cm" svg:y="37.195cm">
          <text:p text:style-name="P1">Extension Port 3</text:p>
          <draw:enhanced-geometry svg:viewBox="0 0 21600 21600" draw:type="rectangle" draw:enhanced-path="M 0 0 L 21600 0 21600 21600 0 21600 0 0 Z N"/>
        </draw:custom-shape>
        <draw:custom-shape draw:style-name="gr23" draw:text-style-name="P2" draw:layer="layout" svg:width="2.54cm" svg:height="2.222cm" svg:x="6.715cm" svg:y="37.195cm">
          <text:p text:style-name="P1">EP3</text:p>
          <text:p text:style-name="P1">Driver</text:p>
          <draw:enhanced-geometry svg:viewBox="0 0 21600 21600" draw:type="rectangle" draw:enhanced-path="M 0 0 L 21600 0 21600 21600 0 21600 0 0 Z N"/>
        </draw:custom-shape>
        <draw:line draw:style-name="gr9" draw:text-style-name="P7" draw:layer="layout" svg:x1="17.192cm" svg:y1="30.845cm" svg:x2="9.255cm" svg:y2="30.845cm">
          <text:p/>
        </draw:line>
        <draw:line draw:style-name="gr9" draw:text-style-name="P7" draw:layer="layout" svg:x1="17.192cm" svg:y1="33.385cm" svg:x2="9.255cm" svg:y2="33.385cm">
          <text:p/>
        </draw:line>
        <draw:line draw:style-name="gr9" draw:text-style-name="P7" draw:layer="layout" svg:x1="17.192cm" svg:y1="35.925cm" svg:x2="9.255cm" svg:y2="35.925cm">
          <text:p/>
        </draw:line>
        <draw:line draw:style-name="gr9" draw:text-style-name="P7" draw:layer="layout" svg:x1="17.192cm" svg:y1="38.465cm" svg:x2="9.255cm" svg:y2="38.465cm">
          <text:p/>
        </draw:line>
        <draw:custom-shape draw:style-name="gr24" draw:text-style-name="P2" draw:layer="layout" svg:width="3.81cm" svg:height="5.08cm" svg:x="34.02cm" svg:y="4.81cm">
          <text:p text:style-name="P1">Interrupt Jump Table</text:p>
          <text:p text:style-name="P1">0-255</text:p>
          <draw:enhanced-geometry svg:viewBox="0 0 21600 21600" draw:type="rectangle" draw:enhanced-path="M 0 0 L 21600 0 21600 21600 0 21600 0 0 Z N"/>
        </draw:custom-shape>
        <draw:line draw:style-name="gr9" draw:text-style-name="P7" draw:layer="layout" svg:x1="1cm" svg:y1="6.397cm" svg:x2="1cm" svg:y2="21.002cm">
          <text:p/>
        </draw:line>
        <draw:line draw:style-name="gr9" draw:text-style-name="P7" draw:layer="layout" svg:x1="1.635cm" svg:y1="21.001cm" svg:x2="1cm" svg:y2="21.002cm">
          <text:p/>
        </draw:line>
        <draw:line draw:style-name="gr9" draw:text-style-name="P7" draw:layer="layout" svg:x1="1.635cm" svg:y1="9.889cm" svg:x2="1cm" svg:y2="9.89cm">
          <text:p/>
        </draw:line>
        <draw:custom-shape draw:style-name="gr16" draw:text-style-name="P2" draw:layer="layout" svg:width="3.81cm" svg:height="0.635cm" svg:x="26.4cm" svg:y="18.145cm">
          <text:p text:style-name="P1">M0</text:p>
          <draw:enhanced-geometry svg:viewBox="0 0 21600 21600" draw:type="rectangle" draw:enhanced-path="M 0 0 L 21600 0 21600 21600 0 21600 0 0 Z N"/>
        </draw:custom-shape>
        <draw:custom-shape draw:style-name="gr20" draw:text-style-name="P2" draw:layer="layout" svg:width="3.175cm" svg:height="0.635cm" svg:x="30.527cm" svg:y="18.145cm">
          <text:p text:style-name="P1">M1</text:p>
          <draw:enhanced-geometry svg:viewBox="0 0 21600 21600" draw:type="rectangle" draw:enhanced-path="M 0 0 L 21600 0 21600 21600 0 21600 0 0 Z N"/>
        </draw:custom-shape>
        <officeooo:annotation svg:x="13.299cm" svg:y="14.851cm">
          <dc:date>2025-01-08T12:58:38</dc:date>
          <text:p>Shared Resource Controller</text:p>
          <text:p>Acts as a fence so that the Graphics Thread and Program Thread can correctly share RAM/ROM and Controller data.<text:line-break/></text:p>
          <text:p>Note that for most of the program duration, if done correctly this should remain in a neutral state and be pulled into the PT control most of the time. The Graphics Thread will prefer to pull data from the Graphics Cache and will only need to pull data from Shared Resources into the Graphics Cache when a Graphics Instruction requires it.</text:p>
          <text:p><text:line-break/>Uses:</text:p>
          <text:p>Graphics Thread needs to transfer a new TileSet from ROM to the Graphics Cache. It waits for the SRC to become free, grabs control of it, and the performs the data transfer</text:p>
        </officeooo:annotation>
        <officeooo:annotation svg:x="1.481cm" svg:y="12.841cm">
          <dc:date>2025-01-08T12:42:45</dc:date>
          <text:p>The main execution is handled by the program thread, graphics is presented by the graphics thread. <text:line-break/>The Graphics thread is controlled by the the instructions recorded in the Graphics Queue.</text:p>
          <text:p/>
          <text:p>The Program Thread can write to the graphics queue but not read from it. It can also read if the queue is free and can force a clear if absolutely necessary.<text:line-break/><text:line-break/>The Graphics Thread can read from it but not write to it.<text:line-break/><text:line-break/>Instruction Examples can be:<text:line-break/>ClearBuffer, SetClearColor, LoadTileSet, LoadTileMap, SetTileInMap, </text:p>
          <text:p>SetDisplayMode,</text:p>
          <text:p>DMDPutPixel, DMDPutRect, DMDPutTile,</text:p>
          <text:p>PutTileMapRegion,</text:p>
          <text:p>PresentBuffer, SwapBuffer</text:p>
        </officeooo:annotation>
        <officeooo:annotation svg:x="1.375cm" svg:y="24.588cm">
          <dc:date>2025-01-08T12:50:15</dc:date>
          <text:p>Disk is loaded in pages. Which page that is loaded can be polled and pages may be swapped. In addition to. Management of data between pages is totally upon the programer to correctly layout. An asset packing tool may eventually be included in the TGX sdk, but it’s use is totally optional. Files from the host can be requested directly via filename, but they will still be segmented into pages if the files are too large. Also note that any file loaded in from disk will be loaded directly in it’s raw binary format so any common image asset types like .png will need to be proporly decompressed and decoded by the program thread. AssetPacking is recommended and limited asset size is also recommended for development</text:p>
        </officeooo:annotation>
        <officeooo:annotation svg:x="1.305cm" svg:y="27.058cm">
          <dc:date>2025-01-08T12:56:14</dc:date>
          <text:p>Input Controller</text:p>
          <text:p>The input controller processes keyboard/mouse input, along with gamepad connection and input.</text:p>
          <text:p>It needs to be “enabled” by <text:s/>the program thread in that certain flags must be set on startup.<text:line-break/>INPUT_SOURCE_FLAGS, which defaults to zero must be set to some combination of<text:line-break/>INPUT_SOURCE_KEYBOARD, INPUT_SOURCE_MOUSE, INPUT_SOURCE_GAMEPAD0, INPUT_SOURCE_GAMEPAD1,</text:p>
          <text:p>INPUT_SOURCE_GAMEPAD2,</text:p>
          <text:p>INPUT_SOURCE_GAMEPAD3</text:p>
          <text:p/>
          <text:p>It must also be triggered by the Program Thread to process host input events. The Program Thread may then read input states from the Input Controller.</text:p>
        </officeooo:annotation>
        <officeooo:annotation svg:x="18.52cm" svg:y="4.233cm">
          <dc:date>2025-01-08T13:02:33</dc:date>
          <text:p>Shared ROM</text:p>
          <text:p>ROM is read only, and since it’s read only, access does not need to pass through the SRC. On boot, the Boot ROM File is loaded into Shared ROM and this is the only time where ROM will ever be modified. A Reboot is required to change the value of ROM</text:p>
        </officeooo:annotation>
        <officeooo:annotation svg:x="1.657cm" svg:y="8.184cm">
          <dc:date>2025-01-08T13:13:05</dc:date>
          <text:p>Program Thread</text:p>
          <text:p>This is the main process in the TGX system. It is responsible for configuring and triggering the rest of the system. It has 10 General Purpose 32bit Registers and an additional 2 General Purpose 64bit Registers. The 32bit registers can be interpreted into 16bit high/low registers, and an 8bit register in its lowest byte.</text:p>
          <text:p>The 2 64bit Registers must be used in their entirety, but the 32bit high/low sections can be coppied into a 32bit register for further control. This does mean that if you want to read a single byte from the 64bit register without dealing with the rest of the 64bit register, that you are going to have to copy the section of the wide register into a regular register, shift the desired bits into the 8bit section, and then you may operate.</text:p>
          <text:p/>
          <text:p>The PT also includes 8 32bit floating point registers, and an</text:p>
          <text:p>Instruction Pointer,</text:p>
          <text:p>Jump Register,</text:p>
          <text:p>Stack Base Pointer,</text:p>
          <text:p>Stack Pointer,</text:p>
          <text:p>Stack Head Pointer, (Stack grows from head to base)</text:p>
          <text:p>And the Program Flags Register.</text:p>
          <text:p>A 256 wide interrupt table is also available and it can be populated manually or imported from Memory.</text:p>
          <text:p>When a particular interrupt happens, being an error or event, the Program will automatically call the address in the Interrupt table corresponding to the Interrupt code provided. The Jump Register will be set as if a Call had occurred and the interrupt handler can (in the case of events) be returned back to the program</text:p>
        </officeooo:annotation>
        <officeooo:annotation svg:x="1.234cm" svg:y="29.527cm">
          <dc:date>2025-01-08T13:16:16</dc:date>
          <text:p>Extension Port</text:p>
          <text:p>There are 4 extension ports. They can be loaded into the extension port slot. The ExtensionPortDriver should be set to allow for interfacing with the extension. This extension port can be used for an array of things. Essentially it acts as an interface with an external shared library. If more than 4 extensions are needed then it will be necessary to write an extension loader to occupy as one of the extensions and that will act as an extension hub. The implementation details are left to the developer</text:p>
        </officeooo:annotation>
        <officeooo:annotation svg:x="1.693cm" svg:y="19.332cm">
          <dc:date>2025-01-08T13:40:12</dc:date>
          <text:p>The Graphics thread is a secondary thread that is in charge of rendering and presenting information to the screen. While it CAN be configured to write back to RAM, this will ultimately be slower because the GT will need to grab control of the SRC to be able to render back into system ram. Use this only if the PT needs access to the GT output.</text:p>
          <text:p>The GT will wait for the PT to send the activation signal after populating the Graphics Queue. The Queue will then be read from and executed until empty. Configuration and resources are stored in the Graphics Cache, and when required they may be coppied into the cache from ROM or Shared RAM.</text:p>
        </officeooo:annotation>
      </draw:page>
      <draw:page draw:name="page2" draw:style-name="dp1" draw:master-page-name="Default">
        <draw:custom-shape draw:style-name="gr1" draw:text-style-name="P2" draw:layer="layout" svg:width="6.35cm" svg:height="3.492cm" svg:x="1.635cm" svg:y="7.985cm">
          <text:p text:style-name="P1">Program Thread</text:p>
          <draw:enhanced-geometry svg:viewBox="0 0 21600 21600" draw:glue-points="10800 0 0 10800 10800 21600 21600 10800" draw:type="flowchart-process" draw:enhanced-path="M 0 0 L 21600 0 21600 21600 0 21600 0 0 Z N"/>
        </draw:custom-shape>
        <draw:custom-shape draw:style-name="gr2" draw:text-style-name="P2" draw:layer="layout" svg:width="6.35cm" svg:height="3.493cm" svg:x="1.635cm" svg:y="19.097cm">
          <text:p text:style-name="P1">Graphics Thread</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4.127cm" svg:height="1.903cm" svg:x="8.302cm" svg:y="12.749cm">
          <text:p text:style-name="P1">Program Cache</text:p>
          <draw:enhanced-geometry svg:viewBox="0 0 21600 21600" draw:glue-points="10800 0 0 10800 10800 21600 21600 10800" draw:type="flowchart-process" draw:enhanced-path="M 0 0 L 21600 0 21600 21600 0 21600 0 0 Z N"/>
        </draw:custom-shape>
        <draw:custom-shape draw:style-name="gr25" draw:text-style-name="P4" draw:layer="layout" svg:width="4.128cm" svg:height="2.858cm" svg:x="9.255cm" svg:y="19.415cm">
          <text:p text:style-name="P1">Graphics Cache</text:p>
          <draw:enhanced-geometry svg:viewBox="0 0 21600 21600" draw:glue-points="10800 0 0 10800 10800 21600 21600 10800" draw:type="flowchart-process" draw:enhanced-path="M 0 0 L 21600 0 21600 21600 0 21600 0 0 Z N"/>
        </draw:custom-shape>
        <draw:custom-shape draw:style-name="gr5" draw:text-style-name="P4" draw:layer="layout" svg:width="4.445cm" svg:height="18.415cm" svg:x="18.462cm" svg:y="11.795cm">
          <text:p text:style-name="P1">Shared Ram</text:p>
          <draw:enhanced-geometry svg:viewBox="0 0 21600 21600" draw:glue-points="10800 0 0 10800 10800 21600 21600 10800" draw:type="flowchart-process" draw:enhanced-path="M 0 0 L 21600 0 21600 21600 0 21600 0 0 Z N"/>
        </draw:custom-shape>
        <draw:custom-shape draw:style-name="gr6" draw:text-style-name="P5" draw:layer="layout" svg:width="4.445cm" svg:height="7.62cm" svg:x="18.462cm" svg:y="4.175cm">
          <text:p text:style-name="P1">Shared Rom</text:p>
          <draw:enhanced-geometry svg:viewBox="0 0 21600 21600" draw:glue-points="10800 0 0 10800 10800 21600 21600 10800" draw:type="flowchart-process" draw:enhanced-path="M 0 0 L 21600 0 21600 21600 0 21600 0 0 Z N"/>
        </draw:custom-shape>
        <draw:custom-shape draw:style-name="gr7" draw:text-style-name="P4" draw:layer="layout" svg:width="3.809cm" svg:height="3.492cm" svg:x="2.588cm" svg:y="13.7cm">
          <text:p text:style-name="P1">Graphics Queue</text:p>
          <draw:enhanced-geometry svg:viewBox="0 0 21600 21600" draw:type="rectangle" draw:enhanced-path="M 0 0 L 21600 0 21600 21600 0 21600 0 0 Z N"/>
        </draw:custom-shape>
        <draw:custom-shape draw:style-name="gr8" draw:text-style-name="P6" draw:layer="layout" svg:width="7.937cm" svg:height="2.222cm" svg:x="1.318cm" svg:y="24.495cm">
          <text:p text:style-name="P1">Disk</text:p>
          <draw:enhanced-geometry svg:viewBox="0 0 21600 21600" draw:type="rectangle" draw:enhanced-path="M 0 0 L 21600 0 21600 21600 0 21600 0 0 Z N"/>
        </draw:custom-shape>
        <draw:line draw:style-name="gr9" draw:text-style-name="P7" draw:layer="layout" svg:x1="10.207cm" svg:y1="11.161cm" svg:x2="10.207cm" svg:y2="12.748cm">
          <text:p/>
        </draw:line>
        <draw:line draw:style-name="gr9" draw:text-style-name="P7" draw:layer="layout" svg:x1="17.192cm" svg:y1="38.465cm" svg:x2="17.192cm" svg:y2="15.922cm">
          <text:p/>
        </draw:line>
        <draw:line draw:style-name="gr9" draw:text-style-name="P7" draw:layer="layout" svg:x1="7.985cm" svg:y1="9.572cm" svg:x2="14.97cm" svg:y2="9.572cm">
          <text:p/>
        </draw:line>
        <draw:line draw:style-name="gr10" draw:text-style-name="P7" draw:layer="layout" svg:x1="4.492cm" svg:y1="17.192cm" svg:x2="4.492cm" svg:y2="19.097cm">
          <text:p/>
        </draw:line>
        <draw:line draw:style-name="gr9" draw:text-style-name="P7" draw:layer="layout" svg:x1="17.192cm" svg:y1="15.922cm" svg:x2="18.462cm" svg:y2="15.922cm">
          <text:p/>
        </draw:line>
        <draw:line draw:style-name="gr9" draw:text-style-name="P7" draw:layer="layout" svg:x1="1cm" svg:y1="6.397cm" svg:x2="18.462cm" svg:y2="6.397cm">
          <text:p/>
        </draw:line>
        <draw:line draw:style-name="gr9" draw:text-style-name="P7" draw:layer="layout" svg:x1="17.192cm" svg:y1="25.765cm" svg:x2="9.255cm" svg:y2="25.765cm">
          <text:p/>
        </draw:line>
        <draw:line draw:style-name="gr9" draw:text-style-name="P7" draw:layer="layout" svg:x1="7.985cm" svg:y1="21.002cm" svg:x2="9.255cm" svg:y2="21.002cm">
          <text:p/>
        </draw:line>
        <draw:line draw:style-name="gr10" draw:text-style-name="P7" draw:layer="layout" svg:x1="4.492cm" svg:y1="11.477cm" svg:x2="4.492cm" svg:y2="13.7cm">
          <text:p/>
        </draw:line>
        <draw:line draw:style-name="gr9" draw:text-style-name="P7" draw:layer="layout" svg:x1="10.207cm" svg:y1="11.162cm" svg:x2="7.985cm" svg:y2="11.16cm">
          <text:p/>
        </draw:line>
        <draw:line draw:style-name="gr9" draw:text-style-name="P7" draw:layer="layout" svg:x1="14.97cm" svg:y1="21.32cm" svg:x2="13.382cm" svg:y2="21.32cm">
          <text:p/>
        </draw:line>
        <draw:custom-shape draw:style-name="gr11" draw:text-style-name="P7" draw:layer="layout" svg:width="13.97cm" svg:height="17.145cm" svg:x="25.13cm" svg:y="2.27cm">
          <text:p/>
          <draw:enhanced-geometry svg:viewBox="0 0 21600 21600" draw:type="rectangle" draw:enhanced-path="M 0 0 L 21600 0 21600 21600 0 21600 0 0 Z N"/>
        </draw:custom-shape>
        <draw:frame draw:style-name="gr12" draw:text-style-name="P8" draw:layer="layout" svg:width="5.397cm" svg:height="0.962cm" svg:x="25.765cm" svg:y="2.905cm">
          <draw:text-box>
            <text:p>Program Thread</text:p>
          </draw:text-box>
        </draw:frame>
        <draw:custom-shape draw:style-name="gr13" draw:text-style-name="P2" draw:layer="layout" svg:width="3.81cm" svg:height="1.27cm" svg:x="26.4cm" svg:y="4.81cm">
          <text:p/>
          <draw:enhanced-geometry svg:viewBox="0 0 21600 21600" draw:type="rectangle" draw:enhanced-path="M 0 0 L 21600 0 21600 21600 0 21600 0 0 Z N"/>
        </draw:custom-shape>
        <draw:line draw:style-name="gr9" draw:text-style-name="P7" draw:layer="layout" svg:x1="14.97cm" svg:y1="16.557cm" svg:x2="14.971cm" svg:y2="9.573cm">
          <text:p/>
        </draw:line>
        <draw:line draw:style-name="gr9" draw:text-style-name="P7" draw:layer="layout" svg:x1="14.969cm" svg:y1="16.557cm" svg:x2="14.97cm" svg:y2="21.32cm">
          <text:p/>
        </draw:line>
        <draw:line draw:style-name="gr9" draw:text-style-name="P7" draw:layer="layout" svg:x1="17.192cm" svg:y1="16.557cm" svg:x2="14.97cm" svg:y2="16.557cm">
          <text:p/>
        </draw:line>
        <draw:custom-shape draw:style-name="gr15" draw:text-style-name="P2" draw:layer="layout" svg:width="1.905cm" svg:height="0.635cm" svg:x="26.4cm" svg:y="4.81cm">
          <text:p text:style-name="P1">Al</text:p>
          <draw:enhanced-geometry svg:viewBox="0 0 21600 21600" draw:type="rectangle" draw:enhanced-path="M 0 0 L 21600 0 21600 21600 0 21600 0 0 Z N"/>
        </draw:custom-shape>
        <draw:custom-shape draw:style-name="gr15" draw:text-style-name="P2" draw:layer="layout" svg:width="1.905cm" svg:height="0.635cm" svg:x="28.305cm" svg:y="4.81cm">
          <text:p text:style-name="P1">Ah</text:p>
          <draw:enhanced-geometry svg:viewBox="0 0 21600 21600" draw:type="rectangle" draw:enhanced-path="M 0 0 L 21600 0 21600 21600 0 21600 0 0 Z N"/>
        </draw:custom-shape>
        <draw:custom-shape draw:style-name="gr16" draw:text-style-name="P2" draw:layer="layout" svg:width="3.81cm" svg:height="0.635cm" svg:x="26.4cm" svg:y="5.445cm">
          <text:p text:style-name="P1">A</text:p>
          <draw:enhanced-geometry svg:viewBox="0 0 21600 21600" draw:type="rectangle" draw:enhanced-path="M 0 0 L 21600 0 21600 21600 0 21600 0 0 Z N"/>
        </draw:custom-shape>
        <draw:custom-shape draw:style-name="gr17" draw:text-style-name="P9" draw:layer="layout" svg:width="0.635cm" svg:height="0.318cm" svg:x="26.4cm" svg:y="4.81cm">
          <text:p/>
          <draw:enhanced-geometry svg:viewBox="0 0 21600 21600" draw:type="rectangle" draw:enhanced-path="M 0 0 L 21600 0 21600 21600 0 21600 0 0 Z N"/>
        </draw:custom-shape>
        <draw:frame draw:style-name="gr18" draw:text-style-name="P10" draw:layer="layout" svg:width="0.953cm" svg:height="0.489cm" svg:x="26.399cm" svg:y="4.81cm">
          <draw:text-box>
            <text:p><text:span text:style-name="T1">As</text:span></text:p>
          </draw:text-box>
        </draw:frame>
        <draw:custom-shape draw:style-name="gr13" draw:text-style-name="P2" draw:layer="layout" svg:width="3.81cm" svg:height="1.27cm" svg:x="26.401cm" svg:y="6.08cm">
          <text:p/>
          <draw:enhanced-geometry svg:viewBox="0 0 21600 21600" draw:type="rectangle" draw:enhanced-path="M 0 0 L 21600 0 21600 21600 0 21600 0 0 Z N"/>
        </draw:custom-shape>
        <draw:custom-shape draw:style-name="gr15" draw:text-style-name="P2" draw:layer="layout" svg:width="1.905cm" svg:height="0.635cm" svg:x="26.401cm" svg:y="6.08cm">
          <text:p text:style-name="P1">Bl</text:p>
          <draw:enhanced-geometry svg:viewBox="0 0 21600 21600" draw:type="rectangle" draw:enhanced-path="M 0 0 L 21600 0 21600 21600 0 21600 0 0 Z N"/>
        </draw:custom-shape>
        <draw:custom-shape draw:style-name="gr15" draw:text-style-name="P2" draw:layer="layout" svg:width="1.905cm" svg:height="0.635cm" svg:x="28.306cm" svg:y="6.08cm">
          <text:p text:style-name="P1">Bh</text:p>
          <draw:enhanced-geometry svg:viewBox="0 0 21600 21600" draw:type="rectangle" draw:enhanced-path="M 0 0 L 21600 0 21600 21600 0 21600 0 0 Z N"/>
        </draw:custom-shape>
        <draw:custom-shape draw:style-name="gr16" draw:text-style-name="P2" draw:layer="layout" svg:width="3.81cm" svg:height="0.635cm" svg:x="26.401cm" svg:y="6.715cm">
          <text:p text:style-name="P1">B</text:p>
          <draw:enhanced-geometry svg:viewBox="0 0 21600 21600" draw:type="rectangle" draw:enhanced-path="M 0 0 L 21600 0 21600 21600 0 21600 0 0 Z N"/>
        </draw:custom-shape>
        <draw:custom-shape draw:style-name="gr17" draw:text-style-name="P9" draw:layer="layout" svg:width="0.635cm" svg:height="0.318cm" svg:x="26.401cm" svg:y="6.08cm">
          <text:p/>
          <draw:enhanced-geometry svg:viewBox="0 0 21600 21600" draw:type="rectangle" draw:enhanced-path="M 0 0 L 21600 0 21600 21600 0 21600 0 0 Z N"/>
        </draw:custom-shape>
        <draw:frame draw:style-name="gr18" draw:text-style-name="P10" draw:layer="layout" svg:width="0.953cm" svg:height="0.489cm" svg:x="26.4cm" svg:y="6.08cm">
          <draw:text-box>
            <text:p><text:span text:style-name="T1">Bs</text:span></text:p>
          </draw:text-box>
        </draw:frame>
        <draw:custom-shape draw:style-name="gr13" draw:text-style-name="P2" draw:layer="layout" svg:width="3.81cm" svg:height="1.27cm" svg:x="26.4cm" svg:y="7.35cm">
          <text:p/>
          <draw:enhanced-geometry svg:viewBox="0 0 21600 21600" draw:type="rectangle" draw:enhanced-path="M 0 0 L 21600 0 21600 21600 0 21600 0 0 Z N"/>
        </draw:custom-shape>
        <draw:custom-shape draw:style-name="gr15" draw:text-style-name="P2" draw:layer="layout" svg:width="1.905cm" svg:height="0.635cm" svg:x="26.4cm" svg:y="7.35cm">
          <text:p text:style-name="P1">Cl</text:p>
          <draw:enhanced-geometry svg:viewBox="0 0 21600 21600" draw:type="rectangle" draw:enhanced-path="M 0 0 L 21600 0 21600 21600 0 21600 0 0 Z N"/>
        </draw:custom-shape>
        <draw:custom-shape draw:style-name="gr15" draw:text-style-name="P2" draw:layer="layout" svg:width="1.905cm" svg:height="0.635cm" svg:x="28.304cm" svg:y="7.35cm">
          <text:p text:style-name="P1">Ch</text:p>
          <draw:enhanced-geometry svg:viewBox="0 0 21600 21600" draw:type="rectangle" draw:enhanced-path="M 0 0 L 21600 0 21600 21600 0 21600 0 0 Z N"/>
        </draw:custom-shape>
        <draw:custom-shape draw:style-name="gr16" draw:text-style-name="P2" draw:layer="layout" svg:width="3.81cm" svg:height="0.635cm" svg:x="26.4cm" svg:y="7.985cm">
          <text:p text:style-name="P1">C</text:p>
          <draw:enhanced-geometry svg:viewBox="0 0 21600 21600" draw:type="rectangle" draw:enhanced-path="M 0 0 L 21600 0 21600 21600 0 21600 0 0 Z N"/>
        </draw:custom-shape>
        <draw:custom-shape draw:style-name="gr17" draw:text-style-name="P9" draw:layer="layout" svg:width="0.635cm" svg:height="0.318cm" svg:x="26.4cm" svg:y="7.35cm">
          <text:p/>
          <draw:enhanced-geometry svg:viewBox="0 0 21600 21600" draw:type="rectangle" draw:enhanced-path="M 0 0 L 21600 0 21600 21600 0 21600 0 0 Z N"/>
        </draw:custom-shape>
        <draw:frame draw:style-name="gr18" draw:text-style-name="P10" draw:layer="layout" svg:width="0.953cm" svg:height="0.489cm" svg:x="26.399cm" svg:y="7.35cm">
          <draw:text-box>
            <text:p><text:span text:style-name="T1">Cs</text:span></text:p>
          </draw:text-box>
        </draw:frame>
        <draw:custom-shape draw:style-name="gr13" draw:text-style-name="P2" draw:layer="layout" svg:width="3.81cm" svg:height="1.27cm" svg:x="26.402cm" svg:y="8.619cm">
          <text:p/>
          <draw:enhanced-geometry svg:viewBox="0 0 21600 21600" draw:type="rectangle" draw:enhanced-path="M 0 0 L 21600 0 21600 21600 0 21600 0 0 Z N"/>
        </draw:custom-shape>
        <draw:custom-shape draw:style-name="gr15" draw:text-style-name="P2" draw:layer="layout" svg:width="1.905cm" svg:height="0.635cm" svg:x="26.402cm" svg:y="8.619cm">
          <text:p text:style-name="P1">Dl</text:p>
          <draw:enhanced-geometry svg:viewBox="0 0 21600 21600" draw:type="rectangle" draw:enhanced-path="M 0 0 L 21600 0 21600 21600 0 21600 0 0 Z N"/>
        </draw:custom-shape>
        <draw:custom-shape draw:style-name="gr15" draw:text-style-name="P2" draw:layer="layout" svg:width="1.905cm" svg:height="0.635cm" svg:x="28.307cm" svg:y="8.619cm">
          <text:p text:style-name="P1">Dh</text:p>
          <draw:enhanced-geometry svg:viewBox="0 0 21600 21600" draw:type="rectangle" draw:enhanced-path="M 0 0 L 21600 0 21600 21600 0 21600 0 0 Z N"/>
        </draw:custom-shape>
        <draw:custom-shape draw:style-name="gr16" draw:text-style-name="P2" draw:layer="layout" svg:width="3.81cm" svg:height="0.635cm" svg:x="26.402cm" svg:y="9.254cm">
          <text:p text:style-name="P1">D</text:p>
          <draw:enhanced-geometry svg:viewBox="0 0 21600 21600" draw:type="rectangle" draw:enhanced-path="M 0 0 L 21600 0 21600 21600 0 21600 0 0 Z N"/>
        </draw:custom-shape>
        <draw:custom-shape draw:style-name="gr17" draw:text-style-name="P9" draw:layer="layout" svg:width="0.635cm" svg:height="0.318cm" svg:x="26.402cm" svg:y="8.619cm">
          <text:p/>
          <draw:enhanced-geometry svg:viewBox="0 0 21600 21600" draw:type="rectangle" draw:enhanced-path="M 0 0 L 21600 0 21600 21600 0 21600 0 0 Z N"/>
        </draw:custom-shape>
        <draw:frame draw:style-name="gr18" draw:text-style-name="P10" draw:layer="layout" svg:width="0.953cm" svg:height="0.489cm" svg:x="26.401cm" svg:y="8.619cm">
          <draw:text-box>
            <text:p><text:span text:style-name="T1">Ds</text:span></text:p>
          </draw:text-box>
        </draw:frame>
        <draw:custom-shape draw:style-name="gr13" draw:text-style-name="P2" draw:layer="layout" svg:width="3.81cm" svg:height="1.27cm" svg:x="26.4cm" svg:y="9.89cm">
          <text:p/>
          <draw:enhanced-geometry svg:viewBox="0 0 21600 21600" draw:type="rectangle" draw:enhanced-path="M 0 0 L 21600 0 21600 21600 0 21600 0 0 Z N"/>
        </draw:custom-shape>
        <draw:custom-shape draw:style-name="gr15" draw:text-style-name="P2" draw:layer="layout" svg:width="1.905cm" svg:height="0.635cm" svg:x="26.4cm" svg:y="9.89cm">
          <text:p text:style-name="P1">El</text:p>
          <draw:enhanced-geometry svg:viewBox="0 0 21600 21600" draw:type="rectangle" draw:enhanced-path="M 0 0 L 21600 0 21600 21600 0 21600 0 0 Z N"/>
        </draw:custom-shape>
        <draw:custom-shape draw:style-name="gr15" draw:text-style-name="P2" draw:layer="layout" svg:width="1.905cm" svg:height="0.635cm" svg:x="28.305cm" svg:y="9.89cm">
          <text:p text:style-name="P1">Eh</text:p>
          <draw:enhanced-geometry svg:viewBox="0 0 21600 21600" draw:type="rectangle" draw:enhanced-path="M 0 0 L 21600 0 21600 21600 0 21600 0 0 Z N"/>
        </draw:custom-shape>
        <draw:custom-shape draw:style-name="gr16" draw:text-style-name="P2" draw:layer="layout" svg:width="3.81cm" svg:height="0.635cm" svg:x="26.4cm" svg:y="10.525cm">
          <text:p text:style-name="P1">E</text:p>
          <draw:enhanced-geometry svg:viewBox="0 0 21600 21600" draw:type="rectangle" draw:enhanced-path="M 0 0 L 21600 0 21600 21600 0 21600 0 0 Z N"/>
        </draw:custom-shape>
        <draw:custom-shape draw:style-name="gr17" draw:text-style-name="P9" draw:layer="layout" svg:width="0.635cm" svg:height="0.318cm" svg:x="26.4cm" svg:y="9.89cm">
          <text:p/>
          <draw:enhanced-geometry svg:viewBox="0 0 21600 21600" draw:type="rectangle" draw:enhanced-path="M 0 0 L 21600 0 21600 21600 0 21600 0 0 Z N"/>
        </draw:custom-shape>
        <draw:frame draw:style-name="gr18" draw:text-style-name="P10" draw:layer="layout" svg:width="0.953cm" svg:height="0.489cm" svg:x="26.399cm" svg:y="9.89cm">
          <draw:text-box>
            <text:p><text:span text:style-name="T1">Es</text:span></text:p>
          </draw:text-box>
        </draw:frame>
        <draw:custom-shape draw:style-name="gr13" draw:text-style-name="P2" draw:layer="layout" svg:width="3.81cm" svg:height="1.27cm" svg:x="26.4cm" svg:y="11.16cm">
          <text:p/>
          <draw:enhanced-geometry svg:viewBox="0 0 21600 21600" draw:type="rectangle" draw:enhanced-path="M 0 0 L 21600 0 21600 21600 0 21600 0 0 Z N"/>
        </draw:custom-shape>
        <draw:custom-shape draw:style-name="gr15" draw:text-style-name="P2" draw:layer="layout" svg:width="1.905cm" svg:height="0.635cm" svg:x="26.4cm" svg:y="11.16cm">
          <text:p text:style-name="P1">Fl</text:p>
          <draw:enhanced-geometry svg:viewBox="0 0 21600 21600" draw:type="rectangle" draw:enhanced-path="M 0 0 L 21600 0 21600 21600 0 21600 0 0 Z N"/>
        </draw:custom-shape>
        <draw:custom-shape draw:style-name="gr15" draw:text-style-name="P2" draw:layer="layout" svg:width="1.905cm" svg:height="0.635cm" svg:x="28.305cm" svg:y="11.16cm">
          <text:p text:style-name="P1">Fh</text:p>
          <draw:enhanced-geometry svg:viewBox="0 0 21600 21600" draw:type="rectangle" draw:enhanced-path="M 0 0 L 21600 0 21600 21600 0 21600 0 0 Z N"/>
        </draw:custom-shape>
        <draw:custom-shape draw:style-name="gr16" draw:text-style-name="P2" draw:layer="layout" svg:width="3.81cm" svg:height="0.635cm" svg:x="26.4cm" svg:y="11.795cm">
          <text:p text:style-name="P1">F</text:p>
          <draw:enhanced-geometry svg:viewBox="0 0 21600 21600" draw:type="rectangle" draw:enhanced-path="M 0 0 L 21600 0 21600 21600 0 21600 0 0 Z N"/>
        </draw:custom-shape>
        <draw:custom-shape draw:style-name="gr17" draw:text-style-name="P9" draw:layer="layout" svg:width="0.635cm" svg:height="0.318cm" svg:x="26.4cm" svg:y="11.16cm">
          <text:p/>
          <draw:enhanced-geometry svg:viewBox="0 0 21600 21600" draw:type="rectangle" draw:enhanced-path="M 0 0 L 21600 0 21600 21600 0 21600 0 0 Z N"/>
        </draw:custom-shape>
        <draw:frame draw:style-name="gr18" draw:text-style-name="P10" draw:layer="layout" svg:width="0.952cm" svg:height="0.489cm" svg:x="26.4cm" svg:y="11.16cm">
          <draw:text-box>
            <text:p><text:span text:style-name="T1">Fs</text:span></text:p>
          </draw:text-box>
        </draw:frame>
        <draw:custom-shape draw:style-name="gr13" draw:text-style-name="P2" draw:layer="layout" svg:width="3.81cm" svg:height="1.27cm" svg:x="26.402cm" svg:y="13.7cm">
          <text:p/>
          <draw:enhanced-geometry svg:viewBox="0 0 21600 21600" draw:type="rectangle" draw:enhanced-path="M 0 0 L 21600 0 21600 21600 0 21600 0 0 Z N"/>
        </draw:custom-shape>
        <draw:custom-shape draw:style-name="gr15" draw:text-style-name="P2" draw:layer="layout" svg:width="1.905cm" svg:height="0.635cm" svg:x="26.402cm" svg:y="13.7cm">
          <text:p text:style-name="P1">Xl</text:p>
          <draw:enhanced-geometry svg:viewBox="0 0 21600 21600" draw:type="rectangle" draw:enhanced-path="M 0 0 L 21600 0 21600 21600 0 21600 0 0 Z N"/>
        </draw:custom-shape>
        <draw:custom-shape draw:style-name="gr15" draw:text-style-name="P2" draw:layer="layout" svg:width="1.905cm" svg:height="0.635cm" svg:x="28.307cm" svg:y="13.7cm">
          <text:p text:style-name="P1">Xh</text:p>
          <draw:enhanced-geometry svg:viewBox="0 0 21600 21600" draw:type="rectangle" draw:enhanced-path="M 0 0 L 21600 0 21600 21600 0 21600 0 0 Z N"/>
        </draw:custom-shape>
        <draw:custom-shape draw:style-name="gr16" draw:text-style-name="P2" draw:layer="layout" svg:width="3.81cm" svg:height="0.635cm" svg:x="26.402cm" svg:y="14.335cm">
          <text:p text:style-name="P1">X</text:p>
          <draw:enhanced-geometry svg:viewBox="0 0 21600 21600" draw:type="rectangle" draw:enhanced-path="M 0 0 L 21600 0 21600 21600 0 21600 0 0 Z N"/>
        </draw:custom-shape>
        <draw:custom-shape draw:style-name="gr17" draw:text-style-name="P9" draw:layer="layout" svg:width="0.635cm" svg:height="0.318cm" svg:x="26.402cm" svg:y="13.7cm">
          <text:p/>
          <draw:enhanced-geometry svg:viewBox="0 0 21600 21600" draw:type="rectangle" draw:enhanced-path="M 0 0 L 21600 0 21600 21600 0 21600 0 0 Z N"/>
        </draw:custom-shape>
        <draw:frame draw:style-name="gr18" draw:text-style-name="P10" draw:layer="layout" svg:width="0.953cm" svg:height="0.489cm" svg:x="26.401cm" svg:y="13.7cm">
          <draw:text-box>
            <text:p><text:span text:style-name="T1">Xs</text:span></text:p>
          </draw:text-box>
        </draw:frame>
        <draw:custom-shape draw:style-name="gr13" draw:text-style-name="P2" draw:layer="layout" svg:width="3.81cm" svg:height="1.27cm" svg:x="26.401cm" svg:y="14.97cm">
          <text:p/>
          <draw:enhanced-geometry svg:viewBox="0 0 21600 21600" draw:type="rectangle" draw:enhanced-path="M 0 0 L 21600 0 21600 21600 0 21600 0 0 Z N"/>
        </draw:custom-shape>
        <draw:custom-shape draw:style-name="gr15" draw:text-style-name="P2" draw:layer="layout" svg:width="1.905cm" svg:height="0.635cm" svg:x="26.401cm" svg:y="14.97cm">
          <text:p text:style-name="P1">Yl</text:p>
          <draw:enhanced-geometry svg:viewBox="0 0 21600 21600" draw:type="rectangle" draw:enhanced-path="M 0 0 L 21600 0 21600 21600 0 21600 0 0 Z N"/>
        </draw:custom-shape>
        <draw:custom-shape draw:style-name="gr15" draw:text-style-name="P2" draw:layer="layout" svg:width="1.905cm" svg:height="0.635cm" svg:x="28.306cm" svg:y="14.97cm">
          <text:p text:style-name="P1">Yh</text:p>
          <draw:enhanced-geometry svg:viewBox="0 0 21600 21600" draw:type="rectangle" draw:enhanced-path="M 0 0 L 21600 0 21600 21600 0 21600 0 0 Z N"/>
        </draw:custom-shape>
        <draw:custom-shape draw:style-name="gr16" draw:text-style-name="P2" draw:layer="layout" svg:width="3.81cm" svg:height="0.635cm" svg:x="26.401cm" svg:y="15.605cm">
          <text:p text:style-name="P1">Y</text:p>
          <draw:enhanced-geometry svg:viewBox="0 0 21600 21600" draw:type="rectangle" draw:enhanced-path="M 0 0 L 21600 0 21600 21600 0 21600 0 0 Z N"/>
        </draw:custom-shape>
        <draw:custom-shape draw:style-name="gr17" draw:text-style-name="P9" draw:layer="layout" svg:width="0.635cm" svg:height="0.318cm" svg:x="26.401cm" svg:y="14.97cm">
          <text:p/>
          <draw:enhanced-geometry svg:viewBox="0 0 21600 21600" draw:type="rectangle" draw:enhanced-path="M 0 0 L 21600 0 21600 21600 0 21600 0 0 Z N"/>
        </draw:custom-shape>
        <draw:frame draw:style-name="gr18" draw:text-style-name="P10" draw:layer="layout" svg:width="0.953cm" svg:height="0.489cm" svg:x="26.4cm" svg:y="14.97cm">
          <draw:text-box>
            <text:p><text:span text:style-name="T1">Ys</text:span></text:p>
          </draw:text-box>
        </draw:frame>
        <draw:custom-shape draw:style-name="gr13" draw:text-style-name="P2" draw:layer="layout" svg:width="3.81cm" svg:height="1.27cm" svg:x="26.401cm" svg:y="16.24cm">
          <text:p/>
          <draw:enhanced-geometry svg:viewBox="0 0 21600 21600" draw:type="rectangle" draw:enhanced-path="M 0 0 L 21600 0 21600 21600 0 21600 0 0 Z N"/>
        </draw:custom-shape>
        <draw:custom-shape draw:style-name="gr15" draw:text-style-name="P2" draw:layer="layout" svg:width="1.905cm" svg:height="0.635cm" svg:x="26.401cm" svg:y="16.24cm">
          <text:p text:style-name="P1">Zl</text:p>
          <draw:enhanced-geometry svg:viewBox="0 0 21600 21600" draw:type="rectangle" draw:enhanced-path="M 0 0 L 21600 0 21600 21600 0 21600 0 0 Z N"/>
        </draw:custom-shape>
        <draw:custom-shape draw:style-name="gr15" draw:text-style-name="P2" draw:layer="layout" svg:width="1.905cm" svg:height="0.635cm" svg:x="28.306cm" svg:y="16.24cm">
          <text:p text:style-name="P1">Zh</text:p>
          <draw:enhanced-geometry svg:viewBox="0 0 21600 21600" draw:type="rectangle" draw:enhanced-path="M 0 0 L 21600 0 21600 21600 0 21600 0 0 Z N"/>
        </draw:custom-shape>
        <draw:custom-shape draw:style-name="gr16" draw:text-style-name="P2" draw:layer="layout" svg:width="3.81cm" svg:height="0.635cm" svg:x="26.401cm" svg:y="16.875cm">
          <text:p text:style-name="P1">Z</text:p>
          <draw:enhanced-geometry svg:viewBox="0 0 21600 21600" draw:type="rectangle" draw:enhanced-path="M 0 0 L 21600 0 21600 21600 0 21600 0 0 Z N"/>
        </draw:custom-shape>
        <draw:custom-shape draw:style-name="gr17" draw:text-style-name="P9" draw:layer="layout" svg:width="0.635cm" svg:height="0.318cm" svg:x="26.401cm" svg:y="16.24cm">
          <text:p/>
          <draw:enhanced-geometry svg:viewBox="0 0 21600 21600" draw:type="rectangle" draw:enhanced-path="M 0 0 L 21600 0 21600 21600 0 21600 0 0 Z N"/>
        </draw:custom-shape>
        <draw:frame draw:style-name="gr18" draw:text-style-name="P10" draw:layer="layout" svg:width="0.953cm" svg:height="0.489cm" svg:x="26.4cm" svg:y="16.24cm">
          <draw:text-box>
            <text:p><text:span text:style-name="T1">Zs</text:span></text:p>
          </draw:text-box>
        </draw:frame>
        <draw:custom-shape draw:style-name="gr19" draw:text-style-name="P2" draw:layer="layout" svg:width="3.175cm" svg:height="0.953cm" svg:x="30.527cm" svg:y="4.809cm">
          <text:p text:style-name="P1">IP</text:p>
          <draw:enhanced-geometry svg:viewBox="0 0 21600 21600" draw:type="rectangle" draw:enhanced-path="M 0 0 L 21600 0 21600 21600 0 21600 0 0 Z N"/>
        </draw:custom-shape>
        <draw:custom-shape draw:style-name="gr19" draw:text-style-name="P2" draw:layer="layout" svg:width="3.175cm" svg:height="0.953cm" svg:x="30.527cm" svg:y="6.079cm">
          <text:p text:style-name="P1">JR</text:p>
          <draw:enhanced-geometry svg:viewBox="0 0 21600 21600" draw:type="rectangle" draw:enhanced-path="M 0 0 L 21600 0 21600 21600 0 21600 0 0 Z N"/>
        </draw:custom-shape>
        <draw:custom-shape draw:style-name="gr19" draw:text-style-name="P2" draw:layer="layout" svg:width="3.175cm" svg:height="0.953cm" svg:x="30.527cm" svg:y="7.349cm">
          <text:p text:style-name="P1">SB</text:p>
          <draw:enhanced-geometry svg:viewBox="0 0 21600 21600" draw:type="rectangle" draw:enhanced-path="M 0 0 L 21600 0 21600 21600 0 21600 0 0 Z N"/>
        </draw:custom-shape>
        <draw:custom-shape draw:style-name="gr19" draw:text-style-name="P2" draw:layer="layout" svg:width="3.175cm" svg:height="0.953cm" svg:x="30.527cm" svg:y="8.619cm">
          <text:p text:style-name="P1">SP</text:p>
          <draw:enhanced-geometry svg:viewBox="0 0 21600 21600" draw:type="rectangle" draw:enhanced-path="M 0 0 L 21600 0 21600 21600 0 21600 0 0 Z N"/>
        </draw:custom-shape>
        <draw:custom-shape draw:style-name="gr19" draw:text-style-name="P2" draw:layer="layout" svg:width="3.175cm" svg:height="0.953cm" svg:x="30.527cm" svg:y="9.889cm">
          <text:p text:style-name="P1">SH</text:p>
          <draw:enhanced-geometry svg:viewBox="0 0 21600 21600" draw:type="rectangle" draw:enhanced-path="M 0 0 L 21600 0 21600 21600 0 21600 0 0 Z N"/>
        </draw:custom-shape>
        <draw:custom-shape draw:style-name="gr19" draw:text-style-name="P2" draw:layer="layout" svg:width="3.175cm" svg:height="0.953cm" svg:x="30.527cm" svg:y="11.159cm">
          <text:p text:style-name="P1">PF</text:p>
          <draw:enhanced-geometry svg:viewBox="0 0 21600 21600" draw:type="rectangle" draw:enhanced-path="M 0 0 L 21600 0 21600 21600 0 21600 0 0 Z N"/>
        </draw:custom-shape>
        <draw:custom-shape draw:style-name="gr20" draw:text-style-name="P2" draw:layer="layout" svg:width="3.175cm" svg:height="0.635cm" svg:x="30.527cm" svg:y="12.43cm">
          <text:p text:style-name="P1">FX0</text:p>
          <draw:enhanced-geometry svg:viewBox="0 0 21600 21600" draw:type="rectangle" draw:enhanced-path="M 0 0 L 21600 0 21600 21600 0 21600 0 0 Z N"/>
        </draw:custom-shape>
        <draw:custom-shape draw:style-name="gr20" draw:text-style-name="P2" draw:layer="layout" svg:width="3.175cm" svg:height="0.635cm" svg:x="30.527cm" svg:y="13.065cm">
          <text:p text:style-name="P1">FY0</text:p>
          <draw:enhanced-geometry svg:viewBox="0 0 21600 21600" draw:type="rectangle" draw:enhanced-path="M 0 0 L 21600 0 21600 21600 0 21600 0 0 Z N"/>
        </draw:custom-shape>
        <draw:custom-shape draw:style-name="gr20" draw:text-style-name="P2" draw:layer="layout" svg:width="3.175cm" svg:height="0.635cm" svg:x="30.527cm" svg:y="13.7cm">
          <text:p text:style-name="P1">FZ0</text:p>
          <draw:enhanced-geometry svg:viewBox="0 0 21600 21600" draw:type="rectangle" draw:enhanced-path="M 0 0 L 21600 0 21600 21600 0 21600 0 0 Z N"/>
        </draw:custom-shape>
        <draw:custom-shape draw:style-name="gr20" draw:text-style-name="P2" draw:layer="layout" svg:width="3.175cm" svg:height="0.635cm" svg:x="30.527cm" svg:y="14.335cm">
          <text:p text:style-name="P1">FW0</text:p>
          <draw:enhanced-geometry svg:viewBox="0 0 21600 21600" draw:type="rectangle" draw:enhanced-path="M 0 0 L 21600 0 21600 21600 0 21600 0 0 Z N"/>
        </draw:custom-shape>
        <draw:custom-shape draw:style-name="gr20" draw:text-style-name="P2" draw:layer="layout" svg:width="3.175cm" svg:height="0.635cm" svg:x="30.527cm" svg:y="14.97cm">
          <text:p text:style-name="P1">FX1</text:p>
          <draw:enhanced-geometry svg:viewBox="0 0 21600 21600" draw:type="rectangle" draw:enhanced-path="M 0 0 L 21600 0 21600 21600 0 21600 0 0 Z N"/>
        </draw:custom-shape>
        <draw:custom-shape draw:style-name="gr20" draw:text-style-name="P2" draw:layer="layout" svg:width="3.175cm" svg:height="0.635cm" svg:x="30.527cm" svg:y="15.605cm">
          <text:p text:style-name="P1">FY1</text:p>
          <draw:enhanced-geometry svg:viewBox="0 0 21600 21600" draw:type="rectangle" draw:enhanced-path="M 0 0 L 21600 0 21600 21600 0 21600 0 0 Z N"/>
        </draw:custom-shape>
        <draw:custom-shape draw:style-name="gr20" draw:text-style-name="P2" draw:layer="layout" svg:width="3.175cm" svg:height="0.635cm" svg:x="30.527cm" svg:y="16.24cm">
          <text:p text:style-name="P1">FZ1</text:p>
          <draw:enhanced-geometry svg:viewBox="0 0 21600 21600" draw:type="rectangle" draw:enhanced-path="M 0 0 L 21600 0 21600 21600 0 21600 0 0 Z N"/>
        </draw:custom-shape>
        <draw:custom-shape draw:style-name="gr20" draw:text-style-name="P2" draw:layer="layout" svg:width="3.175cm" svg:height="0.635cm" svg:x="30.527cm" svg:y="16.875cm">
          <text:p text:style-name="P1">FW1</text:p>
          <draw:enhanced-geometry svg:viewBox="0 0 21600 21600" draw:type="rectangle" draw:enhanced-path="M 0 0 L 21600 0 21600 21600 0 21600 0 0 Z N"/>
        </draw:custom-shape>
        <draw:custom-shape draw:style-name="gr13" draw:text-style-name="P2" draw:layer="layout" svg:width="3.81cm" svg:height="1.27cm" svg:x="26.401cm" svg:y="12.43cm">
          <text:p/>
          <draw:enhanced-geometry svg:viewBox="0 0 21600 21600" draw:type="rectangle" draw:enhanced-path="M 0 0 L 21600 0 21600 21600 0 21600 0 0 Z N"/>
        </draw:custom-shape>
        <draw:custom-shape draw:style-name="gr15" draw:text-style-name="P2" draw:layer="layout" svg:width="1.905cm" svg:height="0.635cm" svg:x="26.401cm" svg:y="12.43cm">
          <text:p text:style-name="P1">Wl</text:p>
          <draw:enhanced-geometry svg:viewBox="0 0 21600 21600" draw:type="rectangle" draw:enhanced-path="M 0 0 L 21600 0 21600 21600 0 21600 0 0 Z N"/>
        </draw:custom-shape>
        <draw:custom-shape draw:style-name="gr15" draw:text-style-name="P2" draw:layer="layout" svg:width="1.905cm" svg:height="0.635cm" svg:x="28.306cm" svg:y="12.43cm">
          <text:p text:style-name="P1">Wh</text:p>
          <draw:enhanced-geometry svg:viewBox="0 0 21600 21600" draw:type="rectangle" draw:enhanced-path="M 0 0 L 21600 0 21600 21600 0 21600 0 0 Z N"/>
        </draw:custom-shape>
        <draw:custom-shape draw:style-name="gr16" draw:text-style-name="P2" draw:layer="layout" svg:width="3.81cm" svg:height="0.635cm" svg:x="26.401cm" svg:y="13.065cm">
          <text:p text:style-name="P1">W</text:p>
          <draw:enhanced-geometry svg:viewBox="0 0 21600 21600" draw:type="rectangle" draw:enhanced-path="M 0 0 L 21600 0 21600 21600 0 21600 0 0 Z N"/>
        </draw:custom-shape>
        <draw:custom-shape draw:style-name="gr17" draw:text-style-name="P9" draw:layer="layout" svg:width="0.635cm" svg:height="0.318cm" svg:x="26.401cm" svg:y="12.43cm">
          <text:p/>
          <draw:enhanced-geometry svg:viewBox="0 0 21600 21600" draw:type="rectangle" draw:enhanced-path="M 0 0 L 21600 0 21600 21600 0 21600 0 0 Z N"/>
        </draw:custom-shape>
        <draw:frame draw:style-name="gr18" draw:text-style-name="P10" draw:layer="layout" svg:width="0.953cm" svg:height="0.489cm" svg:x="26.4cm" svg:y="12.43cm">
          <draw:text-box>
            <text:p><text:span text:style-name="T1">Ws</text:span></text:p>
          </draw:text-box>
        </draw:frame>
        <draw:custom-shape draw:style-name="gr21" draw:text-style-name="P3" draw:layer="layout" svg:width="4.127cm" svg:height="1.588cm" svg:x="8.303cm" svg:y="14.652cm">
          <text:p text:style-name="P1">Instruction Cache</text:p>
          <draw:enhanced-geometry svg:viewBox="0 0 21600 21600" draw:glue-points="10800 0 0 10800 10800 21600 21600 10800" draw:type="flowchart-process" draw:enhanced-path="M 0 0 L 21600 0 21600 21600 0 21600 0 0 Z N"/>
        </draw:custom-shape>
        <draw:custom-shape draw:style-name="gr8" draw:text-style-name="P6" draw:layer="layout" svg:width="7.937cm" svg:height="2.222cm" svg:x="1.318cm" svg:y="27.035cm">
          <text:p text:style-name="P1">Input Controller</text:p>
          <draw:enhanced-geometry svg:viewBox="0 0 21600 21600" draw:type="rectangle" draw:enhanced-path="M 0 0 L 21600 0 21600 21600 0 21600 0 0 Z N"/>
        </draw:custom-shape>
        <draw:line draw:style-name="gr9" draw:text-style-name="P7" draw:layer="layout" svg:x1="17.192cm" svg:y1="27.987cm" svg:x2="9.255cm" svg:y2="27.987cm">
          <text:p/>
        </draw:line>
        <draw:line draw:style-name="gr9" draw:text-style-name="P7" draw:layer="layout" svg:x1="17.193cm" svg:y1="25.765cm" svg:x2="9.256cm" svg:y2="25.765cm">
          <text:p/>
        </draw:line>
        <draw:custom-shape draw:style-name="gr22" draw:text-style-name="P6" draw:layer="layout" svg:width="5.397cm" svg:height="2.222cm" svg:x="1.318cm" svg:y="29.575cm">
          <text:p text:style-name="P1">Extension Port 0</text:p>
          <draw:enhanced-geometry svg:viewBox="0 0 21600 21600" draw:type="rectangle" draw:enhanced-path="M 0 0 L 21600 0 21600 21600 0 21600 0 0 Z N"/>
        </draw:custom-shape>
        <draw:custom-shape draw:style-name="gr23" draw:text-style-name="P2" draw:layer="layout" svg:width="2.54cm" svg:height="2.222cm" svg:x="6.715cm" svg:y="29.575cm">
          <text:p text:style-name="P1">EP0</text:p>
          <text:p text:style-name="P1">Driver</text:p>
          <draw:enhanced-geometry svg:viewBox="0 0 21600 21600" draw:type="rectangle" draw:enhanced-path="M 0 0 L 21600 0 21600 21600 0 21600 0 0 Z N"/>
        </draw:custom-shape>
        <draw:custom-shape draw:style-name="gr22" draw:text-style-name="P6" draw:layer="layout" svg:width="5.397cm" svg:height="2.222cm" svg:x="1.318cm" svg:y="29.575cm">
          <text:p text:style-name="P1">Extension Port 0</text:p>
          <draw:enhanced-geometry svg:viewBox="0 0 21600 21600" draw:type="rectangle" draw:enhanced-path="M 0 0 L 21600 0 21600 21600 0 21600 0 0 Z N"/>
        </draw:custom-shape>
        <draw:custom-shape draw:style-name="gr23" draw:text-style-name="P2" draw:layer="layout" svg:width="2.54cm" svg:height="2.222cm" svg:x="6.715cm" svg:y="29.575cm">
          <text:p text:style-name="P1">EP0</text:p>
          <text:p text:style-name="P1">Driver</text:p>
          <draw:enhanced-geometry svg:viewBox="0 0 21600 21600" draw:type="rectangle" draw:enhanced-path="M 0 0 L 21600 0 21600 21600 0 21600 0 0 Z N"/>
        </draw:custom-shape>
        <draw:custom-shape draw:style-name="gr22" draw:text-style-name="P6" draw:layer="layout" svg:width="5.397cm" svg:height="2.222cm" svg:x="1.318cm" svg:y="32.115cm">
          <text:p text:style-name="P1">Extension Port 1</text:p>
          <draw:enhanced-geometry svg:viewBox="0 0 21600 21600" draw:type="rectangle" draw:enhanced-path="M 0 0 L 21600 0 21600 21600 0 21600 0 0 Z N"/>
        </draw:custom-shape>
        <draw:custom-shape draw:style-name="gr23" draw:text-style-name="P2" draw:layer="layout" svg:width="2.54cm" svg:height="2.222cm" svg:x="6.715cm" svg:y="32.115cm">
          <text:p text:style-name="P1">EP1</text:p>
          <text:p text:style-name="P1">Driver</text:p>
          <draw:enhanced-geometry svg:viewBox="0 0 21600 21600" draw:type="rectangle" draw:enhanced-path="M 0 0 L 21600 0 21600 21600 0 21600 0 0 Z N"/>
        </draw:custom-shape>
        <draw:custom-shape draw:style-name="gr22" draw:text-style-name="P6" draw:layer="layout" svg:width="5.397cm" svg:height="2.222cm" svg:x="1.317cm" svg:y="34.655cm">
          <text:p text:style-name="P1">Extension Port 2</text:p>
          <draw:enhanced-geometry svg:viewBox="0 0 21600 21600" draw:type="rectangle" draw:enhanced-path="M 0 0 L 21600 0 21600 21600 0 21600 0 0 Z N"/>
        </draw:custom-shape>
        <draw:custom-shape draw:style-name="gr23" draw:text-style-name="P2" draw:layer="layout" svg:width="2.54cm" svg:height="2.222cm" svg:x="6.714cm" svg:y="34.655cm">
          <text:p text:style-name="P1">EP2</text:p>
          <text:p text:style-name="P1">Driver</text:p>
          <draw:enhanced-geometry svg:viewBox="0 0 21600 21600" draw:type="rectangle" draw:enhanced-path="M 0 0 L 21600 0 21600 21600 0 21600 0 0 Z N"/>
        </draw:custom-shape>
        <draw:custom-shape draw:style-name="gr22" draw:text-style-name="P6" draw:layer="layout" svg:width="5.397cm" svg:height="2.222cm" svg:x="1.318cm" svg:y="37.195cm">
          <text:p text:style-name="P1">Extension Port 3</text:p>
          <draw:enhanced-geometry svg:viewBox="0 0 21600 21600" draw:type="rectangle" draw:enhanced-path="M 0 0 L 21600 0 21600 21600 0 21600 0 0 Z N"/>
        </draw:custom-shape>
        <draw:custom-shape draw:style-name="gr23" draw:text-style-name="P2" draw:layer="layout" svg:width="2.54cm" svg:height="2.222cm" svg:x="6.715cm" svg:y="37.195cm">
          <text:p text:style-name="P1">EP3</text:p>
          <text:p text:style-name="P1">Driver</text:p>
          <draw:enhanced-geometry svg:viewBox="0 0 21600 21600" draw:type="rectangle" draw:enhanced-path="M 0 0 L 21600 0 21600 21600 0 21600 0 0 Z N"/>
        </draw:custom-shape>
        <draw:line draw:style-name="gr9" draw:text-style-name="P7" draw:layer="layout" svg:x1="17.192cm" svg:y1="30.845cm" svg:x2="9.255cm" svg:y2="30.845cm">
          <text:p/>
        </draw:line>
        <draw:line draw:style-name="gr9" draw:text-style-name="P7" draw:layer="layout" svg:x1="17.192cm" svg:y1="33.385cm" svg:x2="9.255cm" svg:y2="33.385cm">
          <text:p/>
        </draw:line>
        <draw:line draw:style-name="gr9" draw:text-style-name="P7" draw:layer="layout" svg:x1="17.192cm" svg:y1="35.925cm" svg:x2="9.255cm" svg:y2="35.925cm">
          <text:p/>
        </draw:line>
        <draw:line draw:style-name="gr9" draw:text-style-name="P7" draw:layer="layout" svg:x1="17.192cm" svg:y1="38.465cm" svg:x2="9.255cm" svg:y2="38.465cm">
          <text:p/>
        </draw:line>
        <draw:custom-shape draw:style-name="gr24" draw:text-style-name="P2" draw:layer="layout" svg:width="3.81cm" svg:height="5.08cm" svg:x="34.02cm" svg:y="4.81cm">
          <text:p text:style-name="P1">Interrupt Jump Table</text:p>
          <text:p text:style-name="P1">0-255</text:p>
          <draw:enhanced-geometry svg:viewBox="0 0 21600 21600" draw:type="rectangle" draw:enhanced-path="M 0 0 L 21600 0 21600 21600 0 21600 0 0 Z N"/>
        </draw:custom-shape>
        <draw:line draw:style-name="gr9" draw:text-style-name="P7" draw:layer="layout" svg:x1="1cm" svg:y1="6.397cm" svg:x2="1cm" svg:y2="21.002cm">
          <text:p/>
        </draw:line>
        <draw:line draw:style-name="gr9" draw:text-style-name="P7" draw:layer="layout" svg:x1="1.635cm" svg:y1="21.001cm" svg:x2="1cm" svg:y2="21.002cm">
          <text:p/>
        </draw:line>
        <draw:line draw:style-name="gr9" draw:text-style-name="P7" draw:layer="layout" svg:x1="1.635cm" svg:y1="9.889cm" svg:x2="1cm" svg:y2="9.89cm">
          <text:p/>
        </draw:line>
        <draw:custom-shape draw:style-name="gr16" draw:text-style-name="P2" draw:layer="layout" svg:width="3.81cm" svg:height="0.635cm" svg:x="26.4cm" svg:y="18.145cm">
          <text:p text:style-name="P1">M0</text:p>
          <draw:enhanced-geometry svg:viewBox="0 0 21600 21600" draw:type="rectangle" draw:enhanced-path="M 0 0 L 21600 0 21600 21600 0 21600 0 0 Z N"/>
        </draw:custom-shape>
        <draw:custom-shape draw:style-name="gr20" draw:text-style-name="P2" draw:layer="layout" svg:width="3.175cm" svg:height="0.635cm" svg:x="30.527cm" svg:y="18.145cm">
          <text:p text:style-name="P1">M1</text:p>
          <draw:enhanced-geometry svg:viewBox="0 0 21600 21600" draw:type="rectangle" draw:enhanced-path="M 0 0 L 21600 0 21600 21600 0 21600 0 0 Z N"/>
        </draw:custom-shape>
        <officeooo:annotation svg:x="2.415cm" svg:y="13.593cm">
          <dc:date>2025-01-08T12:42:45</dc:date>
          <text:p>The main execution is handled by the program thread, graphics is presented by the graphics thread. <text:line-break/>The Graphics thread is controlled by the the instructions recorded in the Graphics Queue.</text:p>
          <text:p/>
          <text:p>The Program Thread can write to the graphics queue but not read from it. It can also read if the queue is free and can force a clear if absolutely necessary.<text:line-break/><text:line-break/>The Graphics Thread can read from it but not write to it.<text:line-break/><text:line-break/>Instruction Examples can be:<text:line-break/>ClearBuffer, SetClearColor, LoadTileSet, LoadTileMap, SetTileInMap, </text:p>
          <text:p>SetDisplayMode,</text:p>
          <text:p>DMDPutPixel, DMDPutRect, DMDPutTile,</text:p>
          <text:p>PutTileMapRegion,</text:p>
          <text:p>PresentBuffer, SwapBuffer</text:p>
        </officeooo:annotation>
        <officeooo:annotation svg:x="1.375cm" svg:y="24.588cm">
          <dc:date>2025-01-08T12:50:15</dc:date>
          <text:p>Disk is loaded in pages. Which page that is loaded can be polled and pages may be swapped. In addition to. Management of data between pages is totally upon the programer to correctly layout. An asset packing tool may eventually be included in the TGX sdk, but it’s use is totally optional. Files from the host can be requested directly via filename, but they will still be segmented into pages if the files are too large. Also note that any file loaded in from disk will be loaded directly in it’s raw binary format so any common image asset types like .png will need to be proporly decompressed and decoded by the program thread. AssetPacking is recommended and limited asset size is also recommended for development</text:p>
        </officeooo:annotation>
        <officeooo:annotation svg:x="1.305cm" svg:y="27.058cm">
          <dc:date>2025-01-08T12:56:14</dc:date>
          <text:p>Input Controller</text:p>
          <text:p>The input controller processes keyboard/mouse input, along with gamepad connection and input.</text:p>
          <text:p>It needs to be “enabled” by <text:s/>the program thread in that certain flags must be set on startup.<text:line-break/>INPUT_SOURCE_FLAGS, which defaults to zero must be set to some combination of<text:line-break/>INPUT_SOURCE_KEYBOARD, INPUT_SOURCE_MOUSE, INPUT_SOURCE_GAMEPAD0, INPUT_SOURCE_GAMEPAD1,</text:p>
          <text:p>INPUT_SOURCE_GAMEPAD2,</text:p>
          <text:p>INPUT_SOURCE_GAMEPAD3</text:p>
          <text:p/>
          <text:p>It must also be triggered by the Program Thread to process host input events. The Program Thread may then read input states from the Input Controller.</text:p>
        </officeooo:annotation>
        <officeooo:annotation svg:x="18.52cm" svg:y="4.233cm">
          <dc:date>2025-01-08T13:02:33</dc:date>
          <text:p>Shared ROM</text:p>
          <text:p>ROM is read only, and since it’s read only, access does not need to pass through the SRC. On boot, the Boot ROM File is loaded into Shared ROM and this is the only time where ROM will ever be modified. A Reboot is required to change the value of ROM</text:p>
        </officeooo:annotation>
        <officeooo:annotation svg:x="1.657cm" svg:y="8.184cm">
          <dc:date>2025-01-08T13:13:05</dc:date>
          <text:p>Program Thread</text:p>
          <text:p>This is the main process in the TGX system. It is responsible for configuring and triggering the rest of the system. It has 10 General Purpose 32bit Registers and an additional 2 General Purpose 64bit Registers. The 32bit registers can be interpreted into 16bit high/low registers, and an 8bit register in its lowest byte.</text:p>
          <text:p>The 2 64bit Registers must be used in their entirety, but the 32bit high/low sections can be coppied into a 32bit register for further control. This does mean that if you want to read a single byte from the 64bit register without dealing with the rest of the 64bit register, that you are going to have to copy the section of the wide register into a regular register, shift the desired bits into the 8bit section, and then you may operate.</text:p>
          <text:p/>
          <text:p>The PT also includes 8 32bit floating point registers, and an</text:p>
          <text:p>Instruction Pointer,</text:p>
          <text:p>Jump Register,</text:p>
          <text:p>Stack Base Pointer,</text:p>
          <text:p>Stack Pointer,</text:p>
          <text:p>Stack Head Pointer, (Stack grows from head to base)</text:p>
          <text:p>And the Program Flags Register.</text:p>
          <text:p>A 256 wide interrupt table is also available and it can be populated manually or imported from Memory.</text:p>
          <text:p>When a particular interrupt happens, being an error or event, the Program will automatically call the address in the Interrupt table corresponding to the Interrupt code provided. The Jump Register will be set as if a Call had occurred and the interrupt handler can (in the case of events) be returned back to the program</text:p>
        </officeooo:annotation>
        <officeooo:annotation svg:x="1.234cm" svg:y="29.527cm">
          <dc:date>2025-01-08T13:16:16</dc:date>
          <text:p>Extension Port</text:p>
          <text:p>There are 4 extension ports. They can be loaded into the extension port slot. The ExtensionPortDriver should be set to allow for interfacing with the extension. This extension port can be used for an array of things. Essentially it acts as an interface with an external shared library. If more than 4 extensions are needed then it will be necessary to write an extension loader to occupy as one of the extensions and that will act as an extension hub. The implementation details are left to the developer</text:p>
        </officeooo:annotation>
        <officeooo:annotation svg:x="1.693cm" svg:y="19.332cm">
          <dc:date>2025-01-08T13:40:12</dc:date>
          <text:p>The Graphics thread is a secondary thread that is in charge of rendering and presenting information to the screen. While it CAN be configured to write back to RAM, this will ultimately be slower because the GT will need to grab control of the SRC to be able to render back into system ram. Use this only if the PT needs access to the GT output.</text:p>
          <text:p>The GT will wait for the PT to send the activation signal after populating the Graphics Queue. The Queue will then be read from and executed until empty. Configuration and resources are stored in the Graphics Cache, and when required they may be coppied into the cache from ROM or Shared RAM.</text:p>
        </officeooo:annotation>
        <officeooo:annotation svg:x="9.525cm" svg:y="19.679cm">
          <dc:date>2025-01-10T09:27:53</dc:date>
          <text:p>The Graphics Cache is the memory exclusively used by the Graphucs Thread. The Graphics Thread only has access to it and ROM. The Program Thread can Write to it only in GT downtime, or in other words, when the GraphicsQueue is empty. If the GraphicsQueue has been submitted and is processing then access to the Graphics Cache will be blocked. The GraphicsCache generally should be updated as little as possible. Try to upload and reuse graphics data as much as possible. What the GraphicsThread is capable of rendering is limited by the number of instructions in the Graphics Queue and the memory in the Graphics Cache. If, for some reason a single frame cannot be rendered within the constraints of the Graphics Queue or Graphics Cache, then multiple draw calls will need to occur before presenting.</text:p>
        </officeooo:annotation>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Dimension_20_Line_20_Arrow" draw:display-name="Dimension Line Arrow" svg:viewBox="0 0 836 946" svg:d="M0 0v110h418 418v-110zM418 110l-418 836h836z"/>
    <draw:stroke-dash draw:name="Dash_20__28_Rounded_29_" draw:display-name="Dash (Rounded)" draw:style="round" draw:dots1="1" draw:dots1-length="201%" draw:distance="199%"/>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42.012cm" fo:page-height="59.41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8T09:26:57.807680378</meta:creation-date>
    <dc:date>2025-01-10T21:14:49.239800866</dc:date>
    <meta:editing-duration>P1DT4H58M18S</meta:editing-duration>
    <meta:editing-cycles>8</meta:editing-cycles>
    <meta:generator>LibreOffice/24.8.3.2$Linux_X86_64 LibreOffice_project/480$Build-2</meta:generator>
    <meta:document-statistic meta:object-count="246"/>
  </office:meta>
</office:document-meta>
</file>